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宋体1" svg:font-family="宋体1"/>
    <style:font-face style:name="宋体2" svg:font-family="宋体2"/>
    <style:font-face style:name="宋体3" svg:font-family="宋体" style:font-family-generic="modern"/>
    <style:font-face style:name="Calibri" svg:font-family="Calibri" style:font-family-generic="swiss"/>
    <style:font-face style:name="Liberation Sans12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4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2.9063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2.5437in"/>
    </style:style>
    <style:style style:name="co8" style:family="table-column">
      <style:table-column-properties fo:break-before="auto" style:column-width="1.506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2.6146in"/>
    </style:style>
    <style:style style:name="co12" style:family="table-column">
      <style:table-column-properties fo:break-before="auto" style:column-width="2.198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0.8854in"/>
    </style:style>
    <style:style style:name="co15" style:family="table-column">
      <style:table-column-properties fo:break-before="auto" style:column-width="1.302in"/>
    </style:style>
    <style:style style:name="co16" style:family="table-column">
      <style:table-column-properties fo:break-before="auto" style:column-width="2.448in"/>
    </style:style>
    <style:style style:name="co17" style:family="table-column">
      <style:table-column-properties fo:break-before="auto" style:column-width="0.8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83d5d9"/>
      <style:text-properties fo:color="#800000"/>
    </style:style>
    <style:style style:name="ce4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ext-properties fo:color="#800000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ffcc00"/>
    </style:style>
    <style:style style:name="ce11" style:family="table-cell" style:parent-style-name="Default" style:data-style-name="N0">
      <style:text-properties fo:color="#800000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ext-properties style:font-name="Liberation Sans12" style:font-name-asian="Liberation Sans1" style:font-name-complex="Liberation Sans1"/>
    </style:style>
    <style:style style:name="ce15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6" style:family="table-cell" style:parent-style-name="Default" style:data-style-name="N120">
      <style:text-properties style:font-name="Liberation Sans12" style:font-name-asian="Liberation Sans1" style:font-name-complex="Liberation Sans1"/>
    </style:style>
    <style:style style:name="ce17" style:family="table-cell" style:parent-style-name="Default" style:data-style-name="N120"/>
    <style:style style:name="ce18" style:family="table-cell" style:parent-style-name="Default" style:data-style-name="N0">
      <style:table-cell-properties fo:background-color="#0093d9"/>
    </style:style>
    <style:style style:name="ce19" style:family="table-cell" style:parent-style-name="Default" style:data-style-name="N0">
      <style:table-cell-properties fo:background-color="transparent"/>
      <style:text-properties style:font-name="Liberation Sans12" style:font-name-asian="Liberation Sans1" style:font-name-complex="Liberation Sans1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golden_Gain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980" table:default-cell-style-name="ce4"/>
        <table:table-column table:style-name="co4" table:default-cell-style-name="ce4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16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12" table:default-cell-style-name="ce1"/>
        <table:table-row table:style-name="ro1">
          <table:table-cell table:style-name="ce1" office:value-type="string" calcext:value-type="string">
            <text:p>TestSuite</text:p>
          </table:table-cell>
          <table:table-cell table:style-name="ce1" office:value-type="string" calcext:value-type="string">
            <text:p>site1_addp1db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no p1d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B1_IN1_LB_OUT_B5_HG1</text:p>
          </table:table-cell>
          <table:table-cell table:style-name="ce5" office:value-type="float" office:value="15.3217914345559" calcext:value-type="float">
            <text:p>15.3217914346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3271840601551" calcext:value-type="float">
            <text:p>15.3271840602</text:p>
          </table:table-cell>
          <table:table-cell/>
          <table:table-cell table:style-name="ce1" office:value-type="float" office:value="15.2444" calcext:value-type="float">
            <text:p>15.2444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2_LB_OUT_B28_HG1</text:p>
          </table:table-cell>
          <table:table-cell table:style-name="ce5" office:value-type="float" office:value="15.395851054401" calcext:value-type="float">
            <text:p>15.3958510544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0547292329827" calcext:value-type="float">
            <text:p>15.054729233</text:p>
          </table:table-cell>
          <table:table-cell/>
          <table:table-cell table:style-name="ce1" office:value-type="float" office:value="15.2078" calcext:value-type="float">
            <text:p>15.207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3_LB_OUT_B8_HG1</text:p>
          </table:table-cell>
          <table:table-cell table:style-name="ce5" office:value-type="float" office:value="15.0827579810013" calcext:value-type="float">
            <text:p>15.082757981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8417048522404" calcext:value-type="float">
            <text:p>14.8417048522</text:p>
          </table:table-cell>
          <table:table-cell/>
          <table:table-cell table:style-name="ce1" office:value-type="float" office:value="14.8932" calcext:value-type="float">
            <text:p>14.893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4_LB_OUT_B13_HG1</text:p>
          </table:table-cell>
          <table:table-cell table:style-name="ce5" office:value-type="float" office:value="15.0955427723106" calcext:value-type="float">
            <text:p>15.0955427723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9072290196711" calcext:value-type="float">
            <text:p>14.9072290197</text:p>
          </table:table-cell>
          <table:table-cell/>
          <table:table-cell table:style-name="ce1" office:value-type="float" office:value="14.9126" calcext:value-type="float">
            <text:p>14.912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5_LB_OUT_B20_HG1</text:p>
          </table:table-cell>
          <table:table-cell table:style-name="ce5" office:value-type="float" office:value="15.3985009032689" calcext:value-type="float">
            <text:p>15.3985009033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202116585751" calcext:value-type="float">
            <text:p>15.2021165858</text:p>
          </table:table-cell>
          <table:table-cell/>
          <table:table-cell table:style-name="ce1" office:value-type="float" office:value="15.2249" calcext:value-type="float">
            <text:p>15.224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1_MHB1_OUT_B40_HG1</text:p>
          </table:table-cell>
          <table:table-cell table:style-name="ce6" office:value-type="float" office:value="15.1322699606236" calcext:value-type="float">
            <text:p>15.1322699606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1642415416484" calcext:value-type="float">
            <text:p>15.1642415416</text:p>
          </table:table-cell>
          <table:table-cell/>
          <table:table-cell table:style-name="ce1" office:value-type="float" office:value="14.8355" calcext:value-type="float">
            <text:p>14.835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2_MHB1_OUT_B3_HG1</text:p>
          </table:table-cell>
          <table:table-cell table:style-name="ce6" office:value-type="float" office:value="15.1518465379164" calcext:value-type="float">
            <text:p>15.1518465379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8541239933092" calcext:value-type="float">
            <text:p>14.8541239933</text:p>
          </table:table-cell>
          <table:table-cell/>
          <table:table-cell table:style-name="ce1" office:value-type="float" office:value="14.9212" calcext:value-type="float">
            <text:p>14.921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3_MHB1_OUT_B1_HG1</text:p>
          </table:table-cell>
          <table:table-cell table:style-name="ce6" office:value-type="float" office:value="15.1623742928666" calcext:value-type="float">
            <text:p>15.1623742929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0157650392883" calcext:value-type="float">
            <text:p>15.0157650393</text:p>
          </table:table-cell>
          <table:table-cell/>
          <table:table-cell table:style-name="ce1" office:value-type="float" office:value="14.8679" calcext:value-type="float">
            <text:p>14.867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MB1_IN2_MHB3_OUT_B3_HG1</text:p>
          </table:table-cell>
          <table:table-cell table:style-name="ce6" office:value-type="float" office:value="15.1518465379164" calcext:value-type="float">
            <text:p>15.1518465379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8541239933092" calcext:value-type="float">
            <text:p>14.8541239933</text:p>
          </table:table-cell>
          <table:table-cell table:style-name="ce9"/>
          <table:table-cell table:style-name="ce1" office:value-type="float" office:value="14.9596" calcext:value-type="float">
            <text:p>14.9596</text:p>
          </table:table-cell>
          <table:table-cell/>
          <table:table-cell table:style-name="ce9"/>
          <table:table-cell table:style-name="ce1"/>
          <table:table-cell table:style-name="ce9" table:number-columns-repeated="969"/>
          <table:table-cell table:style-name="ce11" table:number-columns-repeated="18"/>
          <table:table-cell table:number-columns-repeated="23"/>
        </table:table-row>
        <table:table-row table:style-name="ro1">
          <table:table-cell table:style-name="ce2" office:value-type="string" calcext:value-type="string">
            <text:p>MB2_IN1_MHB2_OUT_B2_HG1</text:p>
          </table:table-cell>
          <table:table-cell table:style-name="ce6" office:value-type="float" office:value="15.0727059302949" calcext:value-type="float">
            <text:p>15.0727059303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0728872367314" calcext:value-type="float">
            <text:p>15.0728872367</text:p>
          </table:table-cell>
          <table:table-cell/>
          <table:table-cell table:style-name="ce1" office:value-type="float" office:value="14.7459561462403" calcext:value-type="float">
            <text:p>14.74595614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2_IN2_MHB2_OUT_B11_HG1</text:p>
          </table:table-cell>
          <table:table-cell table:style-name="ce6" office:value-type="float" office:value="15.4963399655242" calcext:value-type="float">
            <text:p>15.4963399655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1567108952269" calcext:value-type="float">
            <text:p>15.1567108952</text:p>
          </table:table-cell>
          <table:table-cell/>
          <table:table-cell table:style-name="ce1" office:value-type="float" office:value="15.214" calcext:value-type="float">
            <text:p>15.21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2_IN3_MHB2_OUT_B39_HG1</text:p>
          </table:table-cell>
          <table:table-cell table:style-name="ce6" office:value-type="float" office:value="15.440978920131" calcext:value-type="float">
            <text:p>15.4409789201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0891818698572" calcext:value-type="float">
            <text:p>15.0891818699</text:p>
          </table:table-cell>
          <table:table-cell/>
          <table:table-cell table:style-name="ce1" office:value-type="float" office:value="15.2427006729126" calcext:value-type="float">
            <text:p>15.242700672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MB2_IN2_MHB3_OUT_B11_HG1</text:p>
          </table:table-cell>
          <table:table-cell table:style-name="ce6" office:value-type="float" office:value="15.4963399655242" calcext:value-type="float">
            <text:p>15.4963399655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5.1567108952269" calcext:value-type="float">
            <text:p>15.1567108952</text:p>
          </table:table-cell>
          <table:table-cell table:style-name="ce9"/>
          <table:table-cell table:style-name="ce1" office:value-type="float" office:value="15.3543" calcext:value-type="float">
            <text:p>15.3543</text:p>
          </table:table-cell>
          <table:table-cell/>
          <table:table-cell table:style-name="ce9"/>
          <table:table-cell/>
          <table:table-cell table:style-name="ce9" table:number-columns-repeated="969"/>
          <table:table-cell table:style-name="ce11" table:number-columns-repeated="18"/>
          <table:table-cell table:number-columns-repeated="23"/>
        </table:table-row>
        <table:table-row table:style-name="ro1">
          <table:table-cell table:style-name="ce2" office:value-type="string" calcext:value-type="string">
            <text:p>HB1_IN1_MHB1_OUT_B41_HG1</text:p>
          </table:table-cell>
          <table:table-cell table:style-name="ce6" office:value-type="float" office:value="14.9091795150788" calcext:value-type="float">
            <text:p>14.9091795151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9146773153422" calcext:value-type="float">
            <text:p>14.9146773153</text:p>
          </table:table-cell>
          <table:table-cell/>
          <table:table-cell table:style-name="ce1" office:value-type="float" office:value="14.5871" calcext:value-type="float">
            <text:p>14.587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1_IN2_MHB1_OUT_B40_HG1</text:p>
          </table:table-cell>
          <table:table-cell table:style-name="ce6" office:value-type="float" office:value="15.1063257398596" calcext:value-type="float">
            <text:p>15.1063257399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901966146547" calcext:value-type="float">
            <text:p>14.9019661465</text:p>
          </table:table-cell>
          <table:table-cell/>
          <table:table-cell table:style-name="ce1" office:value-type="float" office:value="14.8878" calcext:value-type="float">
            <text:p>14.887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HB1_IN2_MHB3_OUT_B40_HG1</text:p>
          </table:table-cell>
          <table:table-cell table:style-name="ce6" office:value-type="float" office:value="15.1063257398596" calcext:value-type="float">
            <text:p>15.1063257399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901966146547" calcext:value-type="float">
            <text:p>14.9019661465</text:p>
          </table:table-cell>
          <table:table-cell table:style-name="ce9"/>
          <table:table-cell table:style-name="ce1" office:value-type="float" office:value="14.9058" calcext:value-type="float">
            <text:p>14.9058</text:p>
          </table:table-cell>
          <table:table-cell/>
          <table:table-cell table:style-name="ce9"/>
          <table:table-cell table:style-name="ce1"/>
          <table:table-cell table:style-name="ce9" table:number-columns-repeated="969"/>
          <table:table-cell table:style-name="ce11" table:number-columns-repeated="18"/>
          <table:table-cell table:number-columns-repeated="23"/>
        </table:table-row>
        <table:table-row table:style-name="ro1">
          <table:table-cell table:style-name="ce2" office:value-type="string" calcext:value-type="string">
            <text:p>HB2_IN1_MHB2_OUT_B38_HG1</text:p>
          </table:table-cell>
          <table:table-cell table:style-name="ce6" office:value-type="float" office:value="14.9711538116097" calcext:value-type="float">
            <text:p>14.9711538116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9861609059937" calcext:value-type="float">
            <text:p>14.986160906</text:p>
          </table:table-cell>
          <table:table-cell/>
          <table:table-cell table:style-name="ce1" office:value-type="float" office:value="14.6323" calcext:value-type="float">
            <text:p>14.632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2_IN2_MHB2_OUT_B30_HG1</text:p>
          </table:table-cell>
          <table:table-cell table:style-name="ce6" office:value-type="float" office:value="14.8523494050257" calcext:value-type="float">
            <text:p>14.852349405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7829884723741" calcext:value-type="float">
            <text:p>14.7829884724</text:p>
          </table:table-cell>
          <table:table-cell/>
          <table:table-cell table:style-name="ce1" office:value-type="float" office:value="14.6204" calcext:value-type="float">
            <text:p>14.620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HB2_IN2_MHB3_OUT_B30_HG1</text:p>
          </table:table-cell>
          <table:table-cell table:style-name="ce6" office:value-type="float" office:value="14.8523494050257" calcext:value-type="float">
            <text:p>14.852349405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14.7829884723741" calcext:value-type="float">
            <text:p>14.7829884724</text:p>
          </table:table-cell>
          <table:table-cell table:style-name="ce9"/>
          <table:table-cell table:style-name="ce1" office:value-type="float" office:value="14.6478" calcext:value-type="float">
            <text:p>14.6478</text:p>
          </table:table-cell>
          <table:table-cell/>
          <table:table-cell table:style-name="ce9"/>
          <table:table-cell table:style-name="ce1"/>
          <table:table-cell table:style-name="ce9" table:number-columns-repeated="969"/>
          <table:table-cell table:style-name="ce11" table:number-columns-repeated="18"/>
          <table:table-cell table:number-columns-repeated="23"/>
        </table:table-row>
        <table:table-row table:style-name="ro1">
          <table:table-cell table:style-name="ce3" office:value-type="string" calcext:value-type="string">
            <text:p>MUX_IN1_MHB3_OUT_B23_HG1</text:p>
          </table:table-cell>
          <table:table-cell table:style-name="ce5" office:value-type="float" office:value="1.05628" calcext:value-type="float">
            <text:p>1.05628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5" office:value-type="float" office:value="1.05628" calcext:value-type="float">
            <text:p>1.05628</text:p>
          </table:table-cell>
          <table:table-cell/>
          <table:table-cell table:style-name="ce1" office:value-type="float" office:value="1.05628" calcext:value-type="float">
            <text:p>1.0562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B1_IN1_LB_OUT_B5_LG</text:p>
          </table:table-cell>
          <table:table-cell table:style-name="ce6" office:value-type="float" office:value="4.09446497908408" calcext:value-type="float">
            <text:p>4.0944649791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83222056967872" calcext:value-type="float">
            <text:p>3.8322205697</text:p>
          </table:table-cell>
          <table:table-cell/>
          <table:table-cell table:style-name="ce1" office:value-type="float" office:value="3.93199" calcext:value-type="float">
            <text:p>3.93199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2_LB_OUT_B28_LG</text:p>
          </table:table-cell>
          <table:table-cell table:style-name="ce6" office:value-type="float" office:value="4.25096772542648" calcext:value-type="float">
            <text:p>4.2509677254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91500952584403" calcext:value-type="float">
            <text:p>3.9150095258</text:p>
          </table:table-cell>
          <table:table-cell/>
          <table:table-cell table:style-name="ce1" office:value-type="float" office:value="4.04115" calcext:value-type="float">
            <text:p>4.0411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3_LB_OUT_B8_LG</text:p>
          </table:table-cell>
          <table:table-cell table:style-name="ce6" office:value-type="float" office:value="3.82945807912864" calcext:value-type="float">
            <text:p>3.8294580791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50094747810948" calcext:value-type="float">
            <text:p>3.5009474781</text:p>
          </table:table-cell>
          <table:table-cell/>
          <table:table-cell table:style-name="ce1" office:value-type="float" office:value="3.59881" calcext:value-type="float">
            <text:p>3.5988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4_LB_OUT_B13_LG</text:p>
          </table:table-cell>
          <table:table-cell table:style-name="ce6" office:value-type="float" office:value="3.99201365803065" calcext:value-type="float">
            <text:p>3.992013658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6922326143907" calcext:value-type="float">
            <text:p>3.6922326144</text:p>
          </table:table-cell>
          <table:table-cell/>
          <table:table-cell table:style-name="ce1" office:value-type="float" office:value="3.79223" calcext:value-type="float">
            <text:p>3.7922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LB1_IN5_LB_OUT_B20_LG</text:p>
          </table:table-cell>
          <table:table-cell table:style-name="ce6" office:value-type="float" office:value="4.21330855231241" calcext:value-type="float">
            <text:p>4.2133085523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91038735131828" calcext:value-type="float">
            <text:p>3.9103873513</text:p>
          </table:table-cell>
          <table:table-cell/>
          <table:table-cell table:style-name="ce1" office:value-type="float" office:value="3.98967" calcext:value-type="float">
            <text:p>3.9896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1_MHB1_OUT_B40_LG</text:p>
          </table:table-cell>
          <table:table-cell table:style-name="ce6" office:value-type="float" office:value="3.97429405778372" calcext:value-type="float">
            <text:p>3.9742940578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85283993871845" calcext:value-type="float">
            <text:p>3.8528399387</text:p>
          </table:table-cell>
          <table:table-cell/>
          <table:table-cell table:style-name="ce1" office:value-type="float" office:value="3.63152" calcext:value-type="float">
            <text:p>3.6315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2_MHB1_OUT_B3_LG</text:p>
          </table:table-cell>
          <table:table-cell table:style-name="ce6" office:value-type="float" office:value="4.00418858240769" calcext:value-type="float">
            <text:p>4.0041885824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72860474416188" calcext:value-type="float">
            <text:p>3.7286047442</text:p>
          </table:table-cell>
          <table:table-cell/>
          <table:table-cell table:style-name="ce1" office:value-type="float" office:value="3.67739" calcext:value-type="float">
            <text:p>3.67739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1_IN3_MHB1_OUT_B1_LG</text:p>
          </table:table-cell>
          <table:table-cell table:style-name="ce6" office:value-type="float" office:value="3.83843030944177" calcext:value-type="float">
            <text:p>3.8384303094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62843213421958" calcext:value-type="float">
            <text:p>3.6284321342</text:p>
          </table:table-cell>
          <table:table-cell/>
          <table:table-cell table:style-name="ce1" office:value-type="float" office:value="3.51391" calcext:value-type="float">
            <text:p>3.5139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2_IN1_MHB2_OUT_B2_LG</text:p>
          </table:table-cell>
          <table:table-cell table:style-name="ce6" office:value-type="float" office:value="3.64090164640464" calcext:value-type="float">
            <text:p>3.6409016464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3.39226774098922" calcext:value-type="float">
            <text:p>3.392267741</text:p>
          </table:table-cell>
          <table:table-cell/>
          <table:table-cell table:style-name="ce1" office:value-type="float" office:value="3.16749798225403" calcext:value-type="float">
            <text:p>3.167497982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2_IN2_MHB2_OUT_B11_LG</text:p>
          </table:table-cell>
          <table:table-cell table:style-name="ce6" office:value-type="float" office:value="3.91404581751838" calcext:value-type="float">
            <text:p>3.9140458175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8" office:value-type="float" office:value="4.04480020780953" calcext:value-type="float">
            <text:p>4.0448002078</text:p>
          </table:table-cell>
          <table:table-cell/>
          <table:table-cell table:style-name="ce1" office:value-type="float" office:value="3.44875" calcext:value-type="float">
            <text:p>3.4487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MB2_IN3_MHB2_OUT_B39_LG</text:p>
          </table:table-cell>
          <table:table-cell table:style-name="ce6" office:value-type="float" office:value="3.25723720863233" calcext:value-type="float">
            <text:p>3.2572372086</text:p>
          </table:table-cell>
          <table:table-cell table:style-name="Default" table:number-columns-repeated="6"/>
          <table:table-cell table:style-name="ce8" office:value-type="float" office:value="3.0469564108216" calcext:value-type="float">
            <text:p>3.0469564108</text:p>
          </table:table-cell>
          <table:table-cell/>
          <table:table-cell table:style-name="ce1" office:value-type="float" office:value="2.87753429878234" calcext:value-type="float">
            <text:p>2.877534298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1_IN1_MHB1_OUT_B41_LG</text:p>
          </table:table-cell>
          <table:table-cell table:style-name="ce6" office:value-type="float" office:value="3.61840990712377" calcext:value-type="float">
            <text:p>3.6184099071</text:p>
          </table:table-cell>
          <table:table-cell table:style-name="Default" table:number-columns-repeated="6"/>
          <table:table-cell table:style-name="ce8" office:value-type="float" office:value="3.38835031767281" calcext:value-type="float">
            <text:p>3.3883503177</text:p>
          </table:table-cell>
          <table:table-cell/>
          <table:table-cell table:style-name="ce1" office:value-type="float" office:value="3.28952" calcext:value-type="float">
            <text:p>3.2895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1_IN2_MHB1_OUT_B40_LG</text:p>
          </table:table-cell>
          <table:table-cell table:style-name="ce6" office:value-type="float" office:value="3.88782360215231" calcext:value-type="float">
            <text:p>3.8878236022</text:p>
          </table:table-cell>
          <table:table-cell table:style-name="Default" table:number-columns-repeated="6"/>
          <table:table-cell table:style-name="ce8" office:value-type="float" office:value="3.76561726720966" calcext:value-type="float">
            <text:p>3.7656172672</text:p>
          </table:table-cell>
          <table:table-cell/>
          <table:table-cell table:style-name="ce1" office:value-type="float" office:value="3.57903" calcext:value-type="float">
            <text:p>3.5790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2_IN1_MHB2_OUT_B38_LG</text:p>
          </table:table-cell>
          <table:table-cell table:style-name="ce6" office:value-type="float" office:value="3.7980580047397" calcext:value-type="float">
            <text:p>3.7980580047</text:p>
          </table:table-cell>
          <table:table-cell table:style-name="Default" table:number-columns-repeated="6"/>
          <table:table-cell table:style-name="ce8" office:value-type="float" office:value="3.72391816693909" calcext:value-type="float">
            <text:p>3.7239181669</text:p>
          </table:table-cell>
          <table:table-cell/>
          <table:table-cell table:style-name="ce1" office:value-type="float" office:value="3.1763" calcext:value-type="float">
            <text:p>3.1763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HB2_IN2_MHB2_OUT_B30_LG</text:p>
          </table:table-cell>
          <table:table-cell table:style-name="ce6" office:value-type="float" office:value="3.8341340916393" calcext:value-type="float">
            <text:p>3.8341340916</text:p>
          </table:table-cell>
          <table:table-cell table:style-name="Default" table:number-columns-repeated="6"/>
          <table:table-cell table:style-name="ce8" office:value-type="float" office:value="3.76385376039816" calcext:value-type="float">
            <text:p>3.7638537604</text:p>
          </table:table-cell>
          <table:table-cell/>
          <table:table-cell table:style-name="ce1" office:value-type="float" office:value="3.12862" calcext:value-type="float">
            <text:p>3.128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lden_NF" table:style-name="ta1">
        <table:table-column table:style-name="co5" table:default-cell-style-name="ce1"/>
        <table:table-column table:style-name="co6" table:default-cell-style-name="ce1"/>
        <table:table-column table:style-name="co3" table:number-columns-repeated="101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5" table:default-cell-style-name="ce1"/>
        <table:table-row table:style-name="ro1">
          <table:table-cell table:style-name="ce4" office:value-type="string" calcext:value-type="string">
            <text:p>TestSuite</text:p>
          </table:table-cell>
          <table:table-cell office:value-type="string" calcext:value-type="string">
            <text:p>site1</text:p>
          </table:table-cell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LB1_IN1_LB_OUT_B5_HG1</text:p>
          </table:table-cell>
          <table:table-cell table:style-name="ce10" office:value-type="float" office:value="1.18" calcext:value-type="float">
            <text:p>1.18</text:p>
          </table:table-cell>
          <table:table-cell table:style-name="ce10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LB1_IN2_LB_OUT_B28_HG1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3_LB_OUT_B8_HG1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4_LB_OUT_B13_HG1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5_LB_OUT_B20_HG1</text:p>
          </table:table-cell>
          <table:table-cell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1_MHB1_OUT_B40_HG1</text:p>
          </table:table-cell>
          <table:table-cell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2_MHB1_OUT_B3_HG1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3_MHB1_OUT_B1_HG1</text:p>
          </table:table-cell>
          <table:table-cell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1_MHB2_OUT_B2_HG1</text:p>
          </table:table-cell>
          <table:table-cell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2_MHB2_OUT_B11_HG1</text:p>
          </table:table-cell>
          <table:table-cell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3_MHB2_OUT_B39_HG1</text:p>
          </table:table-cell>
          <table:table-cell office:value-type="float" office:value="1.28" calcext:value-type="float">
            <text:p>1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1_IN1_MHB1_OUT_B41_HG1</text:p>
          </table:table-cell>
          <table:table-cell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1_IN2_MHB1_OUT_B40_HG1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2_IN1_MHB2_OUT_B38_HG1</text:p>
          </table:table-cell>
          <table:table-cell office:value-type="float" office:value="1.36" calcext:value-type="float">
            <text:p>1.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2_IN2_MHB2_OUT_B30_HG1</text:p>
          </table:table-cell>
          <table:table-cell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1_LB_OUT_B5_LG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LB1_IN2_LB_OUT_B28_LG</text:p>
          </table:table-cell>
          <table:table-cell office:value-type="float" office:value="2.11" calcext:value-type="float">
            <text:p>2.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3_LB_OUT_B8_LG</text:p>
          </table:table-cell>
          <table:table-cell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4_LB_OUT_B13_LG</text:p>
          </table:table-cell>
          <table:table-cell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B1_IN5_LB_OUT_B20_LG</text:p>
          </table:table-cell>
          <table:table-cell office:value-type="float" office:value="2.31" calcext:value-type="float">
            <text:p>2.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1_MHB1_OUT_B40_LG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2_MHB1_OUT_B3_LG</text:p>
          </table:table-cell>
          <table:table-cell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1_IN3_MHB1_OUT_B1_LG</text:p>
          </table:table-cell>
          <table:table-cell office:value-type="float" office:value="2.72" calcext:value-type="float">
            <text:p>2.7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1_MHB2_OUT_B2_LG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2_MHB2_OUT_B11_LG</text:p>
          </table:table-cell>
          <table:table-cell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B2_IN3_MHB2_OUT_B39_LG</text:p>
          </table:table-cell>
          <table:table-cell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1_IN1_MHB1_OUT_B41_LG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1_IN2_MHB1_OUT_B40_LG</text:p>
          </table:table-cell>
          <table:table-cell office:value-type="float" office:value="2.39" calcext:value-type="float">
            <text:p>2.3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2_IN1_MHB2_OUT_B38_LG</text:p>
          </table:table-cell>
          <table:table-cell office:value-type="float" office:value="2.77" calcext:value-type="float">
            <text:p>2.7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B2_IN2_MHB2_OUT_B30_LG</text:p>
          </table:table-cell>
          <table:table-cell office:value-type="float" office:value="2.25" calcext:value-type="float">
            <text:p>2.25</text:p>
          </table:table-cell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lden_P1dB" table:style-name="ta1">
        <table:table-column table:style-name="co7" table:default-cell-style-name="ce2"/>
        <table:table-column table:style-name="co8" table:default-cell-style-name="ce12"/>
        <table:table-column table:style-name="co9" table:default-cell-style-name="Default"/>
        <table:table-column table:style-name="co9" table:default-cell-style-name="ce13"/>
        <table:table-column table:style-name="co9" table:number-columns-repeated="6" table:default-cell-style-name="Default"/>
        <table:table-column table:style-name="co9" table:default-cell-style-name="ce1"/>
        <table:table-row table:style-name="ro1">
          <table:table-cell table:style-name="ce1" office:value-type="string" calcext:value-type="string">
            <text:p>TestSuite</text:p>
          </table:table-cell>
          <table:table-cell table:style-name="ce1" office:value-type="string" calcext:value-type="string">
            <text:p>site1_addp1dB</text:p>
          </table:table-cell>
          <table:table-cell table:style-name="ce4" table:number-columns-repeated="2"/>
          <table:table-cell table:style-name="ce1"/>
          <table:table-cell table:style-name="ce4" table:number-columns-repeated="4"/>
          <table:table-cell/>
          <table:table-cell table:style-name="Default"/>
        </table:table-row>
        <table:table-row table:style-name="ro4">
          <table:table-cell office:value-type="string" calcext:value-type="string">
            <text:p>LB1_IN1_LB_OUT_B5_HG1</text:p>
          </table:table-cell>
          <table:table-cell office:value-type="float" office:value="-10.657048033499" calcext:value-type="float">
            <text:p>-10.6570480335</text:p>
          </table:table-cell>
          <table:table-cell table:number-columns-repeated="8"/>
          <table:table-cell office:value-type="float" office:value="-10.7" calcext:value-type="float">
            <text:p>-10.7</text:p>
          </table:table-cell>
        </table:table-row>
        <table:table-row table:style-name="ro4">
          <table:table-cell office:value-type="string" calcext:value-type="string">
            <text:p>LB1_IN2_LB_OUT_B28_HG1</text:p>
          </table:table-cell>
          <table:table-cell office:value-type="float" office:value="-10.9098569764789" calcext:value-type="float">
            <text:p>-10.9098569765</text:p>
          </table:table-cell>
          <table:table-cell table:number-columns-repeated="8"/>
          <table:table-cell office:value-type="float" office:value="-11" calcext:value-type="float">
            <text:p>-11</text:p>
          </table:table-cell>
        </table:table-row>
        <table:table-row table:style-name="ro4">
          <table:table-cell office:value-type="string" calcext:value-type="string">
            <text:p>LB1_IN3_LB_OUT_B8_HG1</text:p>
          </table:table-cell>
          <table:table-cell office:value-type="float" office:value="-11.1020428917625" calcext:value-type="float">
            <text:p>-11.1020428918</text:p>
          </table:table-cell>
          <table:table-cell table:number-columns-repeated="8"/>
          <table:table-cell office:value-type="float" office:value="-11.05" calcext:value-type="float">
            <text:p>-11.05</text:p>
          </table:table-cell>
        </table:table-row>
        <table:table-row table:style-name="ro4">
          <table:table-cell office:value-type="string" calcext:value-type="string">
            <text:p>LB1_IN4_LB_OUT_B13_HG1</text:p>
          </table:table-cell>
          <table:table-cell office:value-type="float" office:value="-10.5564862184067" calcext:value-type="float">
            <text:p>-10.5564862184</text:p>
          </table:table-cell>
          <table:table-cell table:number-columns-repeated="8"/>
          <table:table-cell office:value-type="float" office:value="-10.65" calcext:value-type="float">
            <text:p>-10.65</text:p>
          </table:table-cell>
        </table:table-row>
        <table:table-row table:style-name="ro4">
          <table:table-cell office:value-type="string" calcext:value-type="string">
            <text:p>LB1_IN5_LB_OUT_B20_HG1</text:p>
          </table:table-cell>
          <table:table-cell office:value-type="float" office:value="-10.0201225748345" calcext:value-type="float">
            <text:p>-10.0201225748</text:p>
          </table:table-cell>
          <table:table-cell table:number-columns-repeated="8"/>
          <table:table-cell office:value-type="float" office:value="-10.1" calcext:value-type="float">
            <text:p>-10.1</text:p>
          </table:table-cell>
        </table:table-row>
        <table:table-row table:style-name="ro4">
          <table:table-cell office:value-type="string" calcext:value-type="string">
            <text:p>MB1_IN1_MHB1_OUT_B40_HG1</text:p>
          </table:table-cell>
          <table:table-cell office:value-type="float" office:value="-8.79928497152747" calcext:value-type="float">
            <text:p>-8.7992849715</text:p>
          </table:table-cell>
          <table:table-cell table:number-columns-repeated="8"/>
          <table:table-cell office:value-type="float" office:value="-8.45" calcext:value-type="float">
            <text:p>-8.45</text:p>
          </table:table-cell>
        </table:table-row>
        <table:table-row table:style-name="ro4">
          <table:table-cell office:value-type="string" calcext:value-type="string">
            <text:p>MB1_IN2_MHB1_OUT_B3_HG1</text:p>
          </table:table-cell>
          <table:table-cell office:value-type="float" office:value="-8.24862107607147" calcext:value-type="float">
            <text:p>-8.2486210761</text:p>
          </table:table-cell>
          <table:table-cell table:number-columns-repeated="8"/>
          <table:table-cell office:value-type="float" office:value="-8.35" calcext:value-type="float">
            <text:p>-8.35</text:p>
          </table:table-cell>
        </table:table-row>
        <table:table-row table:style-name="ro4">
          <table:table-cell office:value-type="string" calcext:value-type="string">
            <text:p>MB1_IN3_MHB1_OUT_B1_HG1</text:p>
          </table:table-cell>
          <table:table-cell office:value-type="float" office:value="-8.1358018116274" calcext:value-type="float">
            <text:p>-8.1358018116</text:p>
          </table:table-cell>
          <table:table-cell table:number-columns-repeated="8"/>
          <table:table-cell office:value-type="float" office:value="-7.85" calcext:value-type="float">
            <text:p>-7.85</text:p>
          </table:table-cell>
        </table:table-row>
        <table:table-row table:style-name="ro4">
          <table:table-cell table:style-name="ce3" office:value-type="string" calcext:value-type="string">
            <text:p>MB1_IN2_MHB3_OUT_B3_HG1</text:p>
          </table:table-cell>
          <table:table-cell office:value-type="float" office:value="-8.24862107607147" calcext:value-type="float">
            <text:p>-8.2486210761</text:p>
          </table:table-cell>
          <table:table-cell table:number-columns-repeated="8"/>
          <table:table-cell office:value-type="float" office:value="-8.35" calcext:value-type="float">
            <text:p>-8.35</text:p>
          </table:table-cell>
        </table:table-row>
        <table:table-row table:style-name="ro4">
          <table:table-cell office:value-type="string" calcext:value-type="string">
            <text:p>MB2_IN1_MHB2_OUT_B2_HG1</text:p>
          </table:table-cell>
          <table:table-cell office:value-type="float" office:value="-8.24606339673079" calcext:value-type="float">
            <text:p>-8.2460633967</text:p>
          </table:table-cell>
          <table:table-cell table:number-columns-repeated="8"/>
          <table:table-cell office:value-type="float" office:value="-8.45" calcext:value-type="float">
            <text:p>-8.45</text:p>
          </table:table-cell>
        </table:table-row>
        <table:table-row table:style-name="ro4">
          <table:table-cell office:value-type="string" calcext:value-type="string">
            <text:p>MB2_IN2_MHB2_OUT_B11_HG1</text:p>
          </table:table-cell>
          <table:table-cell office:value-type="float" office:value="-8.94177732623512" calcext:value-type="float">
            <text:p>-8.9417773262</text:p>
          </table:table-cell>
          <table:table-cell table:number-columns-repeated="8"/>
          <table:table-cell office:value-type="float" office:value="-9.9" calcext:value-type="float">
            <text:p>-9.9</text:p>
          </table:table-cell>
        </table:table-row>
        <table:table-row table:style-name="ro4">
          <table:table-cell office:value-type="string" calcext:value-type="string">
            <text:p>MB2_IN3_MHB2_OUT_B39_HG1</text:p>
          </table:table-cell>
          <table:table-cell office:value-type="float" office:value="-8.16996937655331" calcext:value-type="float">
            <text:p>-8.1699693766</text:p>
          </table:table-cell>
          <table:table-cell table:number-columns-repeated="8"/>
          <table:table-cell office:value-type="float" office:value="-9.05" calcext:value-type="float">
            <text:p>-9.05</text:p>
          </table:table-cell>
        </table:table-row>
        <table:table-row table:style-name="ro4">
          <table:table-cell table:style-name="ce3" office:value-type="string" calcext:value-type="string">
            <text:p>MB2_IN2_MHB3_OUT_B11_HG1</text:p>
          </table:table-cell>
          <table:table-cell office:value-type="float" office:value="-8.94177732623512" calcext:value-type="float">
            <text:p>-8.9417773262</text:p>
          </table:table-cell>
          <table:table-cell table:number-columns-repeated="8"/>
          <table:table-cell office:value-type="float" office:value="-9.9" calcext:value-type="float">
            <text:p>-9.9</text:p>
          </table:table-cell>
        </table:table-row>
        <table:table-row table:style-name="ro4">
          <table:table-cell office:value-type="string" calcext:value-type="string">
            <text:p>HB1_IN1_MHB1_OUT_B41_HG1</text:p>
          </table:table-cell>
          <table:table-cell office:value-type="float" office:value="-9.15541369191716" calcext:value-type="float">
            <text:p>-9.1554136919</text:p>
          </table:table-cell>
          <table:table-cell table:number-columns-repeated="8"/>
          <table:table-cell office:value-type="float" office:value="-8.75" calcext:value-type="float">
            <text:p>-8.75</text:p>
          </table:table-cell>
        </table:table-row>
        <table:table-row table:style-name="ro4">
          <table:table-cell office:value-type="string" calcext:value-type="string">
            <text:p>HB1_IN2_MHB1_OUT_B40_HG1</text:p>
          </table:table-cell>
          <table:table-cell office:value-type="float" office:value="-9.48835546320135" calcext:value-type="float">
            <text:p>-9.4883554632</text:p>
          </table:table-cell>
          <table:table-cell table:number-columns-repeated="8"/>
          <table:table-cell office:value-type="float" office:value="-9.65" calcext:value-type="float">
            <text:p>-9.65</text:p>
          </table:table-cell>
        </table:table-row>
        <table:table-row table:style-name="ro4">
          <table:table-cell table:style-name="ce3" office:value-type="string" calcext:value-type="string">
            <text:p>HB1_IN2_MHB3_OUT_B40_HG1</text:p>
          </table:table-cell>
          <table:table-cell office:value-type="float" office:value="-9.48835546320135" calcext:value-type="float">
            <text:p>-9.4883554632</text:p>
          </table:table-cell>
          <table:table-cell table:number-columns-repeated="8"/>
          <table:table-cell office:value-type="float" office:value="-9.65" calcext:value-type="float">
            <text:p>-9.65</text:p>
          </table:table-cell>
        </table:table-row>
        <table:table-row table:style-name="ro4">
          <table:table-cell office:value-type="string" calcext:value-type="string">
            <text:p>HB2_IN1_MHB2_OUT_B38_HG1</text:p>
          </table:table-cell>
          <table:table-cell office:value-type="float" office:value="-9.91159341089329" calcext:value-type="float">
            <text:p>-9.9115934109</text:p>
          </table:table-cell>
          <table:table-cell table:number-columns-repeated="8"/>
          <table:table-cell office:value-type="float" office:value="-10.05" calcext:value-type="float">
            <text:p>-10.05</text:p>
          </table:table-cell>
        </table:table-row>
        <table:table-row table:style-name="ro4">
          <table:table-cell office:value-type="string" calcext:value-type="string">
            <text:p>HB2_IN2_MHB2_OUT_B30_HG1</text:p>
          </table:table-cell>
          <table:table-cell office:value-type="float" office:value="-8.70071572126299" calcext:value-type="float">
            <text:p>-8.7007157213</text:p>
          </table:table-cell>
          <table:table-cell table:number-columns-repeated="8"/>
          <table:table-cell office:value-type="float" office:value="-10.05" calcext:value-type="float">
            <text:p>-10.05</text:p>
          </table:table-cell>
        </table:table-row>
        <table:table-row table:style-name="ro4">
          <table:table-cell table:style-name="ce3" office:value-type="string" calcext:value-type="string">
            <text:p>HB2_IN2_MHB3_OUT_B30_HG1</text:p>
          </table:table-cell>
          <table:table-cell office:value-type="float" office:value="-8.70071572126299" calcext:value-type="float">
            <text:p>-8.7007157213</text:p>
          </table:table-cell>
          <table:table-cell table:number-columns-repeated="8"/>
          <table:table-cell office:value-type="float" office:value="-10.05" calcext:value-type="float">
            <text:p>-10.05</text:p>
          </table:table-cell>
        </table:table-row>
        <table:table-row table:style-name="ro1">
          <table:table-cell table:style-name="ce3" office:value-type="string" calcext:value-type="string">
            <text:p>MUX_IN1_MHB3_OUT_B23_HG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1_IN1_LB_OUT_B5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LB1_IN2_LB_OUT_B28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LB1_IN3_LB_OUT_B8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LB1_IN4_LB_OUT_B13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LB1_IN5_LB_OUT_B20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1_IN1_MHB1_OUT_B40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1_IN2_MHB1_OUT_B3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1_IN3_MHB1_OUT_B1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2_IN1_MHB2_OUT_B2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2_IN2_MHB2_OUT_B11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MB2_IN3_MHB2_OUT_B39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HB1_IN1_MHB1_OUT_B41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HB1_IN2_MHB1_OUT_B40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HB2_IN1_MHB2_OUT_B38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  <table:table-row table:style-name="ro1">
          <table:table-cell office:value-type="string" calcext:value-type="string">
            <text:p>HB2_IN2_MHB2_OUT_B30_LG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7"/>
          <table:table-cell/>
          <table:table-cell table:style-name="Default"/>
        </table:table-row>
      </table:table>
      <table:table table:name="cal_NFeff" table:style-name="ta2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10" table:default-cell-style-name="ce1"/>
        <table:table-column table:style-name="co10" table:default-cell-style-name="ce1"/>
        <table:table-column table:style-name="co10" table:default-cell-style-name="ce1"/>
        <table:table-column table:style-name="co10" table:default-cell-style-name="ce1"/>
        <table:table-column table:style-name="co10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row table:style-name="ro1">
          <table:table-cell table:style-name="ce14" office:value-type="string" calcext:value-type="string">
            <text:p>LB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Site1</text:p>
          </table:table-cell>
          <table:table-cell table:style-name="ce14" office:value-type="string" calcext:value-type="string">
            <text:p>Site2</text:p>
          </table:table-cell>
          <table:table-cell table:style-name="ce14" office:value-type="string" calcext:value-type="string">
            <text:p>Site3</text:p>
          </table:table-cell>
          <table:table-cell table:style-name="ce14" office:value-type="string" calcext:value-type="string">
            <text:p>Site4</text:p>
          </table:table-cell>
          <table:table-cell table:style-name="ce14" office:value-type="string" calcext:value-type="string">
            <text:p>Site5</text:p>
          </table:table-cell>
          <table:table-cell table:style-name="ce14" office:value-type="string" calcext:value-type="string">
            <text:p>Site6</text:p>
          </table:table-cell>
          <table:table-cell table:style-name="ce14"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 table:style-name="ce14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HB1_IN1_MHB1_OUT_B41</text:p>
          </table:table-cell>
          <table:table-cell table:style-name="ce16"/>
          <table:table-cell table:style-name="ce14" table:number-columns-repeated="7"/>
          <table:table-cell table:style-name="ce16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HB1_IN2_MHB1_OUT_B40</text:p>
          </table:table-cell>
          <table:table-cell table:style-name="ce16"/>
          <table:table-cell table:style-name="ce14" table:number-columns-repeated="7"/>
          <table:table-cell table:style-name="ce16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7"/>
          <table:table-cell table:style-name="ce17"/>
          <table:table-cell table:number-columns-repeated="9"/>
        </table:table-row>
        <table:table-row table:style-name="ro1" table:number-rows-repeated="2">
          <table:table-cell table:style-name="ce14" table:number-columns-repeated="11"/>
          <table:table-cell table:number-columns-repeated="9"/>
        </table:table-row>
        <table:table-row table:style-name="ro1" table:number-rows-repeated="17">
          <table:table-cell table:style-name="ce14"/>
          <table:table-cell table:number-columns-repeated="19"/>
        </table:table-row>
        <table:table-row table:style-name="ro1" table:number-rows-repeated="36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al_InLoss" table:style-name="ta3">
        <table:table-column table:style-name="co3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14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row table:style-name="ro1"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Site1</text:p>
          </table:table-cell>
          <table:table-cell table:style-name="ce15" office:value-type="string" calcext:value-type="string">
            <text:p>Site2</text:p>
          </table:table-cell>
          <table:table-cell table:style-name="ce15" office:value-type="string" calcext:value-type="string">
            <text:p>Site3</text:p>
          </table:table-cell>
          <table:table-cell table:style-name="ce15" office:value-type="string" calcext:value-type="string">
            <text:p>Site4</text:p>
          </table:table-cell>
          <table:table-cell table:style-name="ce15" office:value-type="string" calcext:value-type="string">
            <text:p>Site5</text:p>
          </table:table-cell>
          <table:table-cell table:style-name="ce15" office:value-type="string" calcext:value-type="string">
            <text:p>Site6</text:p>
          </table:table-cell>
          <table:table-cell table:style-name="ce15"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/>
          <table:table-cell table:style-name="ce15"/>
          <table:table-cell/>
          <table:table-cell table:style-name="ce15"/>
          <table:table-cell table:number-columns-repeated="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1_MHB1_OUT_B4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-2.8445863080828406" calcext:value-type="float">
            <text:p>-2.8445863081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3.55" calcext:value-type="float">
            <text:p>3.55</text:p>
          </table:table-cell>
          <table:table-cell office:value-type="float" office:value="3.85" calcext:value-type="float">
            <text:p>3.8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2_MHB1_OUT_B40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-2.5116445367986504" calcext:value-type="float">
            <text:p>-2.5116445368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2.55" calcext:value-type="float">
            <text:p>2.55</text:p>
          </table:table-cell>
          <table:table-cell table:style-name="Default" office:value-type="float" office:value="2.45" calcext:value-type="float">
            <text:p>2.45</text:p>
          </table:table-cell>
          <table:table-cell table:style-name="Default" office:value-type="float" office:value="2.15" calcext:value-type="float">
            <text:p>2.15</text:p>
          </table:table-cell>
          <table:table-cell table:style-name="Default"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HB1_IN2_MHB3_OUT_B40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-9.908694217754219" calcext:value-type="float">
            <text:p>-9.9086942178</text:p>
          </table:table-cell>
          <table:table-cell table:style-name="Default" office:value-type="float" office:value="2.22920518162058" calcext:value-type="float">
            <text:p>2.2292051816</text:p>
          </table:table-cell>
          <table:table-cell table:style-name="Default" office:value-type="float" office:value="2.34239148098909" calcext:value-type="float">
            <text:p>2.342391481</text:p>
          </table:table-cell>
          <table:table-cell table:style-name="Default" office:value-type="float" office:value="2.30023310499225" calcext:value-type="float">
            <text:p>2.300233105</text:p>
          </table:table-cell>
          <table:table-cell table:style-name="Default" office:value-type="float" office:value="2.19945778542188" calcext:value-type="float">
            <text:p>2.1994577854</text:p>
          </table:table-cell>
          <table:table-cell table:style-name="Default" office:value-type="float" office:value="2.30799395529402" calcext:value-type="float">
            <text:p>2.3079939553</text:p>
          </table:table-cell>
          <table:table-cell office:value-type="float" office:value="2.28670337054633" calcext:value-type="float">
            <text:p>2.2867033705</text:p>
          </table:table-cell>
          <table:table-cell table:style-name="Default" office:value-type="float" office:value="2.2320747568005" calcext:value-type="float">
            <text:p>2.2320747568</text:p>
          </table:table-cell>
          <table:table-cell table:style-name="Default" office:value-type="float" office:value="2.34774282369708" calcext:value-type="float">
            <text:p>2.3477428237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-2.088406589106709" calcext:value-type="float">
            <text:p>-2.0884065891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85" calcext:value-type="float">
            <text:p>2.85</text:p>
          </table:table-cell>
          <table:table-cell table:style-name="Default" office:value-type="float" office:value="3.05" calcext:value-type="float">
            <text:p>3.05</text:p>
          </table:table-cell>
          <table:table-cell office:value-type="float" office:value="3.35" calcext:value-type="float">
            <text:p>3.35</text:p>
          </table:table-cell>
          <table:table-cell table:style-name="Default" office:value-type="float" office:value="3.05" calcext:value-type="float">
            <text:p>3.05</text:p>
          </table:table-cell>
          <table:table-cell table:style-name="Default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-3.2992842787370105" calcext:value-type="float">
            <text:p>-3.2992842787</text:p>
          </table:table-cell>
          <table:table-cell table:style-name="Default" office:value-type="float" office:value="1.65" calcext:value-type="float">
            <text:p>1.65</text:p>
          </table:table-cell>
          <table:table-cell table:style-name="Default" office:value-type="float" office:value="2.15" calcext:value-type="float">
            <text:p>2.1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.85" calcext:value-type="float">
            <text:p>1.85</text:p>
          </table:table-cell>
          <table:table-cell office:value-type="float" office:value="1.85" calcext:value-type="float">
            <text:p>1.85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HB2_IN2_MHB3_OUT_B30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-9.994130361198899" calcext:value-type="float">
            <text:p>-9.9941303612</text:p>
          </table:table-cell>
          <table:table-cell table:style-name="Default" office:value-type="float" office:value="1.88007483245151" calcext:value-type="float">
            <text:p>1.8800748325</text:p>
          </table:table-cell>
          <table:table-cell table:style-name="Default" office:value-type="float" office:value="2.01394548444894" calcext:value-type="float">
            <text:p>2.0139454844</text:p>
          </table:table-cell>
          <table:table-cell table:style-name="Default" office:value-type="float" office:value="1.91808955568344" calcext:value-type="float">
            <text:p>1.9180895557</text:p>
          </table:table-cell>
          <table:table-cell table:style-name="Default" office:value-type="float" office:value="1.90265271438816" calcext:value-type="float">
            <text:p>1.9026527144</text:p>
          </table:table-cell>
          <table:table-cell table:style-name="Default" office:value-type="float" office:value="1.95680211022195" calcext:value-type="float">
            <text:p>1.9568021102</text:p>
          </table:table-cell>
          <table:table-cell office:value-type="float" office:value="1.97695871659547" calcext:value-type="float">
            <text:p>1.9769587166</text:p>
          </table:table-cell>
          <table:table-cell table:style-name="Default" office:value-type="float" office:value="2.03273093565545" calcext:value-type="float">
            <text:p>2.0327309357</text:p>
          </table:table-cell>
          <table:table-cell table:style-name="Default" office:value-type="float" office:value="1.9860832450147" calcext:value-type="float">
            <text:p>1.98608324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-1.3429519665009995" calcext:value-type="float">
            <text:p>-1.3429519665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 table:style-name="Default" office:value-type="float" office:value="1.7" calcext:value-type="float">
            <text:p>1.7</text:p>
          </table:table-cell>
          <table:table-cell table:style-name="Default"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-1.0901430235210992" calcext:value-type="float">
            <text:p>-1.090143023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4" calcext:value-type="float">
            <text:p>1.4</text:p>
          </table:table-cell>
          <table:table-cell table:number-columns-repeated="2" table:style-name="Default" office:value-type="float" office:value="1.55" calcext:value-type="float">
            <text:p>1.55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style-name="Default" office:value-type="float" office:value="-0.8979571082375006" calcext:value-type="float">
            <text:p>-0.8979571082</text:p>
          </table:table-cell>
          <table:table-cell table:number-columns-repeated="2" table:style-name="Default" office:value-type="float" office:value="1.15" calcext:value-type="float">
            <text:p>1.15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1.85" calcext:value-type="float">
            <text:p>1.85</text:p>
          </table:table-cell>
          <table:table-cell table:style-name="Default" office:value-type="float" office:value="1.45" calcext:value-type="float">
            <text:p>1.45</text:p>
          </table:table-cell>
          <table:table-cell office:value-type="float" office:value="1.75" calcext:value-type="float">
            <text:p>1.75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style-name="Default" office:value-type="float" office:value="-1.4435137815932997" calcext:value-type="float">
            <text:p>-1.4435137816</text:p>
          </table:table-cell>
          <table:table-cell table:number-columns-repeated="2" table:style-name="Default" office:value-type="float" office:value="1.35" calcext:value-type="float">
            <text:p>1.35</text:p>
          </table:table-cell>
          <table:table-cell table:style-name="Default" office:value-type="float" office:value="1.65" calcext:value-type="float">
            <text:p>1.65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-1.9798774251654994" calcext:value-type="float">
            <text:p>-1.9798774252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1.4" calcext:value-type="float">
            <text:p>1.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4" calcext:value-type="float">
            <text:p>1.4</text:p>
          </table:table-cell>
          <table:table-cell office:value-type="float" office:value="1.55" calcext:value-type="float">
            <text:p>1.5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-3.20071502847253" calcext:value-type="float">
            <text:p>-3.2007150285</text:p>
          </table:table-cell>
          <table:table-cell table:style-name="Default" office:value-type="float" office:value="2.05" calcext:value-type="float">
            <text:p>2.0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.35" calcext:value-type="float">
            <text:p>2.35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2.35" calcext:value-type="float">
            <text:p>2.3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-3.751378923928529" calcext:value-type="float">
            <text:p>-3.7513789239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2.05" calcext:value-type="float">
            <text:p>2.05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MB1_IN2_MHB3_OUT_B3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542074999825" calcext:value-type="float">
            <text:p>1.9542075</text:p>
          </table:table-cell>
          <table:table-cell table:style-name="Default" office:value-type="float" office:value="1.97551027430418" calcext:value-type="float">
            <text:p>1.9755102743</text:p>
          </table:table-cell>
          <table:table-cell table:style-name="Default" office:value-type="float" office:value="2.04693407641338" calcext:value-type="float">
            <text:p>2.0469340764</text:p>
          </table:table-cell>
          <table:table-cell table:style-name="Default" office:value-type="float" office:value="2.04305761525246" calcext:value-type="float">
            <text:p>2.0430576153</text:p>
          </table:table-cell>
          <table:table-cell table:style-name="Default" office:value-type="float" office:value="2.06914039923153" calcext:value-type="float">
            <text:p>2.0691403992</text:p>
          </table:table-cell>
          <table:table-cell office:value-type="float" office:value="2.07832313529635" calcext:value-type="float">
            <text:p>2.0783231353</text:p>
          </table:table-cell>
          <table:table-cell table:style-name="Default" office:value-type="float" office:value="2.080763531233" calcext:value-type="float">
            <text:p>2.0807635312</text:p>
          </table:table-cell>
          <table:table-cell table:style-name="Default" office:value-type="float" office:value="2.08645806677936" calcext:value-type="float">
            <text:p>2.0864580668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-3.8641981883725993" calcext:value-type="float">
            <text:p>-3.8641981884</text:p>
          </table:table-cell>
          <table:table-cell table:style-name="Default" office:value-type="float" office:value="2.55" calcext:value-type="float">
            <text:p>2.55</text:p>
          </table:table-cell>
          <table:table-cell table:style-name="Default" office:value-type="float" office:value="2.45" calcext:value-type="float">
            <text:p>2.45</text:p>
          </table:table-cell>
          <table:table-cell table:style-name="Default" office:value-type="float" office:value="2.4" calcext:value-type="float">
            <text:p>2.4</text:p>
          </table:table-cell>
          <table:table-cell table:number-columns-repeated="2" table:style-name="Default" office:value-type="float" office:value="2.45" calcext:value-type="float">
            <text:p>2.45</text:p>
          </table:table-cell>
          <table:table-cell office:value-type="float" office:value="2.35" calcext:value-type="float">
            <text:p>2.35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-3.75393660326921" calcext:value-type="float">
            <text:p>-3.753936603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2.55" calcext:value-type="float">
            <text:p>2.55</text:p>
          </table:table-cell>
          <table:table-cell table:style-name="Default" office:value-type="float" office:value="2.45" calcext:value-type="float">
            <text:p>2.4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2.95" calcext:value-type="float">
            <text:p>2.95</text:p>
          </table:table-cell>
          <table:table-cell office:value-type="float" office:value="3.1" calcext:value-type="float">
            <text:p>3.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-3.058222673764879" calcext:value-type="float">
            <text:p>-3.0582226738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.45" calcext:value-type="float">
            <text:p>2.4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3" calcext:value-type="float">
            <text:p>1.3</text:p>
          </table:table-cell>
          <table:table-cell office:value-type="float" office:value="1.55" calcext:value-type="float">
            <text:p>1.5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MB2_IN2_MHB3_OUT_B11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-9.980719458605332" calcext:value-type="float">
            <text:p>-9.9807194586</text:p>
          </table:table-cell>
          <table:table-cell table:style-name="Default" office:value-type="float" office:value="1.75017612442947" calcext:value-type="float">
            <text:p>1.7501761244</text:p>
          </table:table-cell>
          <table:table-cell table:style-name="Default" office:value-type="float" office:value="1.97340403955686" calcext:value-type="float">
            <text:p>1.9734040396</text:p>
          </table:table-cell>
          <table:table-cell table:style-name="Default" office:value-type="float" office:value="1.83856780694169" calcext:value-type="float">
            <text:p>1.8385678069</text:p>
          </table:table-cell>
          <table:table-cell table:style-name="Default" office:value-type="float" office:value="1.79708530610915" calcext:value-type="float">
            <text:p>1.7970853061</text:p>
          </table:table-cell>
          <table:table-cell table:style-name="Default" office:value-type="float" office:value="1.74333650186351" calcext:value-type="float">
            <text:p>1.7433365019</text:p>
          </table:table-cell>
          <table:table-cell office:value-type="float" office:value="1.90832559550711" calcext:value-type="float">
            <text:p>1.9083255955</text:p>
          </table:table-cell>
          <table:table-cell table:style-name="Default" office:value-type="float" office:value="1.63049071382963" calcext:value-type="float">
            <text:p>1.6304907138</text:p>
          </table:table-cell>
          <table:table-cell table:style-name="Default" office:value-type="float" office:value="1.77419848570734" calcext:value-type="float">
            <text:p>1.7741984857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-3.8300306234466905" calcext:value-type="float">
            <text:p>-3.8300306234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15" calcext:value-type="float">
            <text:p>2.15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05" calcext:value-type="float">
            <text:p>2.05</text:p>
          </table:table-cell>
          <table:table-cell table:style-name="Default"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MUX_IN1_MHB3_OUT_B23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-7.900610011180267" calcext:value-type="float">
            <text:p>-7.9006100112</text:p>
          </table:table-cell>
          <table:table-cell table:style-name="Default" office:value-type="float" office:value="1.78335251354606" calcext:value-type="float">
            <text:p>1.7833525135</text:p>
          </table:table-cell>
          <table:table-cell table:style-name="Default" office:value-type="float" office:value="1.75749185882193" calcext:value-type="float">
            <text:p>1.7574918588</text:p>
          </table:table-cell>
          <table:table-cell table:style-name="Default" office:value-type="float" office:value="1.72179264287972" calcext:value-type="float">
            <text:p>1.7217926429</text:p>
          </table:table-cell>
          <table:table-cell table:style-name="Default" office:value-type="float" office:value="1.70031747520578" calcext:value-type="float">
            <text:p>1.7003174752</text:p>
          </table:table-cell>
          <table:table-cell table:style-name="Default" office:value-type="float" office:value="1.74253911516908" calcext:value-type="float">
            <text:p>1.7425391152</text:p>
          </table:table-cell>
          <table:table-cell office:value-type="float" office:value="1.73951844891318" calcext:value-type="float">
            <text:p>1.7395184489</text:p>
          </table:table-cell>
          <table:table-cell table:style-name="Default" office:value-type="float" office:value="1.74764130914599" calcext:value-type="float">
            <text:p>1.7476413091</text:p>
          </table:table-cell>
          <table:table-cell table:style-name="Default" office:value-type="float" office:value="1.74838753268379" calcext:value-type="float">
            <text:p>1.748387532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7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1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al_OutLoss" table:style-name="ta3">
        <table:table-column table:style-name="co3" table:default-cell-style-name="ce5"/>
        <table:table-column table:style-name="co16" table:default-cell-style-name="ce5"/>
        <table:table-column table:style-name="co17" table:default-cell-style-name="ce5"/>
        <table:table-column table:style-name="co14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3" table:default-cell-style-name="ce5"/>
        <table:table-column table:style-name="co3" table:default-cell-style-name="ce5"/>
        <table:table-row table:style-name="ro1">
          <table:table-cell table:style-name="ce19" office:value-type="string" calcext:value-type="string">
            <text:p>LB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Site1</text:p>
          </table:table-cell>
          <table:table-cell table:style-name="ce19" office:value-type="string" calcext:value-type="string">
            <text:p>Site2</text:p>
          </table:table-cell>
          <table:table-cell table:style-name="ce19" office:value-type="string" calcext:value-type="string">
            <text:p>Site3</text:p>
          </table:table-cell>
          <table:table-cell table:style-name="ce19" office:value-type="string" calcext:value-type="string">
            <text:p>Site4</text:p>
          </table:table-cell>
          <table:table-cell table:style-name="ce19" office:value-type="string" calcext:value-type="string">
            <text:p>Site5</text:p>
          </table:table-cell>
          <table:table-cell table:style-name="ce19" office:value-type="string" calcext:value-type="string">
            <text:p>Site6</text:p>
          </table:table-cell>
          <table:table-cell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/>
          <table:table-cell table:style-name="ce19"/>
          <table:table-cell/>
          <table:table-cell table:style-name="ce19"/>
          <table:table-cell table:number-columns-repeated="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1_MHB1_OUT_B41</text:p>
          </table:table-cell>
          <table:table-cell office:value-type="float" office:value="2593.0" calcext:value-type="float">
            <text:p>2593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69170451091211" calcext:value-type="float">
            <text:p>2.6917045109</text:p>
          </table:table-cell>
          <table:table-cell table:style-name="Default" office:value-type="float" office:value="2.71291914270602" calcext:value-type="float">
            <text:p>2.7129191427</text:p>
          </table:table-cell>
          <table:table-cell table:style-name="Default" office:value-type="float" office:value="2.74720034538855" calcext:value-type="float">
            <text:p>2.7472003454</text:p>
          </table:table-cell>
          <table:table-cell table:style-name="Default" office:value-type="float" office:value="2.71012212052408" calcext:value-type="float">
            <text:p>2.7101221205</text:p>
          </table:table-cell>
          <table:table-cell table:style-name="Default" office:value-type="float" office:value="2.57102047566476" calcext:value-type="float">
            <text:p>2.5710204757</text:p>
          </table:table-cell>
          <table:table-cell office:value-type="float" office:value="2.35236557454253" calcext:value-type="float">
            <text:p>2.3523655745</text:p>
          </table:table-cell>
          <table:table-cell table:style-name="Default" office:value-type="float" office:value="2.42149506942346" calcext:value-type="float">
            <text:p>2.4214950694</text:p>
          </table:table-cell>
          <table:table-cell table:style-name="Default" office:value-type="float" office:value="2.31715409658038" calcext:value-type="float">
            <text:p>2.317154096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2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02042897451728" calcext:value-type="float">
            <text:p>3.0204289745</text:p>
          </table:table-cell>
          <table:table-cell table:style-name="Default" office:value-type="float" office:value="3.17373265334247" calcext:value-type="float">
            <text:p>3.1737326533</text:p>
          </table:table-cell>
          <table:table-cell table:style-name="Default" office:value-type="float" office:value="3.1635188458816" calcext:value-type="float">
            <text:p>3.1635188459</text:p>
          </table:table-cell>
          <table:table-cell table:style-name="Default" office:value-type="float" office:value="3.13141470435874" calcext:value-type="float">
            <text:p>3.1314147044</text:p>
          </table:table-cell>
          <table:table-cell table:style-name="Default" office:value-type="float" office:value="3.09647311525109" calcext:value-type="float">
            <text:p>3.0964731153</text:p>
          </table:table-cell>
          <table:table-cell office:value-type="float" office:value="3.03311918666728" calcext:value-type="float">
            <text:p>3.0331191867</text:p>
          </table:table-cell>
          <table:table-cell table:style-name="Default" office:value-type="float" office:value="3.35272939627301" calcext:value-type="float">
            <text:p>3.3527293963</text:p>
          </table:table-cell>
          <table:table-cell table:style-name="Default" office:value-type="float" office:value="3.00157253715504" calcext:value-type="float">
            <text:p>3.0015725372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HB1_IN2_MHB3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4.45841036324116" calcext:value-type="float">
            <text:p>4.4584103632</text:p>
          </table:table-cell>
          <table:table-cell table:style-name="Default" office:value-type="float" office:value="4.68478296197818" calcext:value-type="float">
            <text:p>4.684782962</text:p>
          </table:table-cell>
          <table:table-cell table:style-name="Default" office:value-type="float" office:value="4.60046620998451" calcext:value-type="float">
            <text:p>4.60046621</text:p>
          </table:table-cell>
          <table:table-cell table:style-name="Default" office:value-type="float" office:value="4.39891557084377" calcext:value-type="float">
            <text:p>4.3989155708</text:p>
          </table:table-cell>
          <table:table-cell table:style-name="Default" office:value-type="float" office:value="4.61598791058803" calcext:value-type="float">
            <text:p>4.6159879106</text:p>
          </table:table-cell>
          <table:table-cell office:value-type="float" office:value="4.57340674109266" calcext:value-type="float">
            <text:p>4.5734067411</text:p>
          </table:table-cell>
          <table:table-cell table:style-name="Default" office:value-type="float" office:value="4.464149513601" calcext:value-type="float">
            <text:p>4.4641495136</text:p>
          </table:table-cell>
          <table:table-cell table:style-name="Default" office:value-type="float" office:value="4.69548564739415" calcext:value-type="float">
            <text:p>4.6954856474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office:value-type="float" office:value="2595.0" calcext:value-type="float">
            <text:p>259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34529065233844" calcext:value-type="float">
            <text:p>2.3452906523</text:p>
          </table:table-cell>
          <table:table-cell table:style-name="Default" office:value-type="float" office:value="2.20121651624241" calcext:value-type="float">
            <text:p>2.2012165162</text:p>
          </table:table-cell>
          <table:table-cell table:style-name="Default" office:value-type="float" office:value="2.17472502396422" calcext:value-type="float">
            <text:p>2.174725024</text:p>
          </table:table-cell>
          <table:table-cell table:style-name="Default" office:value-type="float" office:value="2.19009087025385" calcext:value-type="float">
            <text:p>2.1900908703</text:p>
          </table:table-cell>
          <table:table-cell table:style-name="Default" office:value-type="float" office:value="2.01802822478101" calcext:value-type="float">
            <text:p>2.0180282248</text:p>
          </table:table-cell>
          <table:table-cell office:value-type="float" office:value="1.87057084031533" calcext:value-type="float">
            <text:p>1.8705708403</text:p>
          </table:table-cell>
          <table:table-cell table:style-name="Default" office:value-type="float" office:value="2.08206300755088" calcext:value-type="float">
            <text:p>2.0820630076</text:p>
          </table:table-cell>
          <table:table-cell table:style-name="Default" office:value-type="float" office:value="1.95706641302065" calcext:value-type="float">
            <text:p>1.957066413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02471333105497" calcext:value-type="float">
            <text:p>3.0247133311</text:p>
          </table:table-cell>
          <table:table-cell table:style-name="Default" office:value-type="float" office:value="2.99210913667523" calcext:value-type="float">
            <text:p>2.9921091367</text:p>
          </table:table-cell>
          <table:table-cell table:style-name="Default" office:value-type="float" office:value="3.33087243558436" calcext:value-type="float">
            <text:p>3.3308724356</text:p>
          </table:table-cell>
          <table:table-cell table:style-name="Default" office:value-type="float" office:value="3.36756206555834" calcext:value-type="float">
            <text:p>3.3675620656</text:p>
          </table:table-cell>
          <table:table-cell table:style-name="Default" office:value-type="float" office:value="3.09337893723801" calcext:value-type="float">
            <text:p>3.0933789372</text:p>
          </table:table-cell>
          <table:table-cell office:value-type="float" office:value="3.16951077638176" calcext:value-type="float">
            <text:p>3.1695107764</text:p>
          </table:table-cell>
          <table:table-cell table:style-name="Default" office:value-type="float" office:value="3.49961468982703" calcext:value-type="float">
            <text:p>3.4996146898</text:p>
          </table:table-cell>
          <table:table-cell table:style-name="Default" office:value-type="float" office:value="3.39238131276328" calcext:value-type="float">
            <text:p>3.3923813128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HB2_IN2_MHB3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76014966490303" calcext:value-type="float">
            <text:p>3.7601496649</text:p>
          </table:table-cell>
          <table:table-cell table:style-name="Default" office:value-type="float" office:value="4.02789096889789" calcext:value-type="float">
            <text:p>4.0278909689</text:p>
          </table:table-cell>
          <table:table-cell table:style-name="Default" office:value-type="float" office:value="3.83617911136688" calcext:value-type="float">
            <text:p>3.8361791114</text:p>
          </table:table-cell>
          <table:table-cell table:style-name="Default" office:value-type="float" office:value="3.80530542877632" calcext:value-type="float">
            <text:p>3.8053054288</text:p>
          </table:table-cell>
          <table:table-cell table:style-name="Default" office:value-type="float" office:value="3.9136042204439" calcext:value-type="float">
            <text:p>3.9136042204</text:p>
          </table:table-cell>
          <table:table-cell office:value-type="float" office:value="3.95391743319094" calcext:value-type="float">
            <text:p>3.9539174332</text:p>
          </table:table-cell>
          <table:table-cell table:style-name="Default" office:value-type="float" office:value="4.0654618713109" calcext:value-type="float">
            <text:p>4.0654618713</text:p>
          </table:table-cell>
          <table:table-cell table:style-name="Default" office:value-type="float" office:value="3.97216649002939" calcext:value-type="float">
            <text:p>3.97216649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office:value-type="float" office:value="881.5" calcext:value-type="float">
            <text:p>881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01181066316314" calcext:value-type="float">
            <text:p>2.0118106632</text:p>
          </table:table-cell>
          <table:table-cell table:style-name="Default" office:value-type="float" office:value="2.13345646421995" calcext:value-type="float">
            <text:p>2.1334564642</text:p>
          </table:table-cell>
          <table:table-cell table:style-name="Default" office:value-type="float" office:value="1.81021108881381" calcext:value-type="float">
            <text:p>1.8102110888</text:p>
          </table:table-cell>
          <table:table-cell table:style-name="Default" office:value-type="float" office:value="1.85323662115161" calcext:value-type="float">
            <text:p>1.8532366212</text:p>
          </table:table-cell>
          <table:table-cell table:style-name="Default" office:value-type="float" office:value="2.22139162995255" calcext:value-type="float">
            <text:p>2.22139163</text:p>
          </table:table-cell>
          <table:table-cell office:value-type="float" office:value="1.97297110050009" calcext:value-type="float">
            <text:p>1.9729711005</text:p>
          </table:table-cell>
          <table:table-cell table:style-name="Default" office:value-type="float" office:value="2.33518540390803" calcext:value-type="float">
            <text:p>2.3351854039</text:p>
          </table:table-cell>
          <table:table-cell table:style-name="Default" office:value-type="float" office:value="1.68247067356048" calcext:value-type="float">
            <text:p>1.682470673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office:value-type="float" office:value="780.5" calcext:value-type="float">
            <text:p>780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03538383106578" calcext:value-type="float">
            <text:p>2.0353838311</text:p>
          </table:table-cell>
          <table:table-cell table:style-name="Default" office:value-type="float" office:value="2.01851238170915" calcext:value-type="float">
            <text:p>2.0185123817</text:p>
          </table:table-cell>
          <table:table-cell table:style-name="Default" office:value-type="float" office:value="1.94318335326779" calcext:value-type="float">
            <text:p>1.9431833533</text:p>
          </table:table-cell>
          <table:table-cell table:style-name="Default" office:value-type="float" office:value="1.89272745032928" calcext:value-type="float">
            <text:p>1.8927274503</text:p>
          </table:table-cell>
          <table:table-cell table:style-name="Default" office:value-type="float" office:value="1.77425030117426" calcext:value-type="float">
            <text:p>1.7742503012</text:p>
          </table:table-cell>
          <table:table-cell office:value-type="float" office:value="1.7995500758841" calcext:value-type="float">
            <text:p>1.7995500759</text:p>
          </table:table-cell>
          <table:table-cell table:style-name="Default" office:value-type="float" office:value="2.06325574562447" calcext:value-type="float">
            <text:p>2.0632557456</text:p>
          </table:table-cell>
          <table:table-cell table:style-name="Default" office:value-type="float" office:value="1.58435715079688" calcext:value-type="float">
            <text:p>1.5843571508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office:value-type="float" office:value="942.5" calcext:value-type="float">
            <text:p>9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7699791586276" calcext:value-type="float">
            <text:p>1.9769979159</text:p>
          </table:table-cell>
          <table:table-cell table:style-name="Default" office:value-type="float" office:value="2.0463298913624" calcext:value-type="float">
            <text:p>2.0463298914</text:p>
          </table:table-cell>
          <table:table-cell table:style-name="Default" office:value-type="float" office:value="1.52393990252932" calcext:value-type="float">
            <text:p>1.5239399025</text:p>
          </table:table-cell>
          <table:table-cell table:style-name="Default" office:value-type="float" office:value="1.56469159551469" calcext:value-type="float">
            <text:p>1.5646915955</text:p>
          </table:table-cell>
          <table:table-cell table:style-name="Default" office:value-type="float" office:value="1.92463120855681" calcext:value-type="float">
            <text:p>1.9246312086</text:p>
          </table:table-cell>
          <table:table-cell office:value-type="float" office:value="1.65230144317861" calcext:value-type="float">
            <text:p>1.6523014432</text:p>
          </table:table-cell>
          <table:table-cell table:style-name="Default" office:value-type="float" office:value="1.99948967357301" calcext:value-type="float">
            <text:p>1.9994896736</text:p>
          </table:table-cell>
          <table:table-cell table:style-name="Default" office:value-type="float" office:value="1.38094187654628" calcext:value-type="float">
            <text:p>1.3809418765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office:value-type="float" office:value="751.0" calcext:value-type="float">
            <text:p>751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79034196790345" calcext:value-type="float">
            <text:p>1.7903419679</text:p>
          </table:table-cell>
          <table:table-cell table:style-name="Default" office:value-type="float" office:value="1.83804527642728" calcext:value-type="float">
            <text:p>1.8380452764</text:p>
          </table:table-cell>
          <table:table-cell table:style-name="Default" office:value-type="float" office:value="1.56228167124294" calcext:value-type="float">
            <text:p>1.5622816712</text:p>
          </table:table-cell>
          <table:table-cell table:style-name="Default" office:value-type="float" office:value="1.52162798718701" calcext:value-type="float">
            <text:p>1.5216279872</text:p>
          </table:table-cell>
          <table:table-cell table:style-name="Default" office:value-type="float" office:value="1.73221463278554" calcext:value-type="float">
            <text:p>1.7322146328</text:p>
          </table:table-cell>
          <table:table-cell office:value-type="float" office:value="1.65127368940551" calcext:value-type="float">
            <text:p>1.6512736894</text:p>
          </table:table-cell>
          <table:table-cell table:style-name="Default" office:value-type="float" office:value="1.81426277753621" calcext:value-type="float">
            <text:p>1.8142627775</text:p>
          </table:table-cell>
          <table:table-cell table:style-name="Default" office:value-type="float" office:value="1.60403157559794" calcext:value-type="float">
            <text:p>1.604031575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office:value-type="float" office:value="806.0" calcext:value-type="float">
            <text:p>806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769833410132" calcext:value-type="float">
            <text:p>1.976983341</text:p>
          </table:table-cell>
          <table:table-cell table:style-name="Default" office:value-type="float" office:value="1.958661427771" calcext:value-type="float">
            <text:p>1.9586614278</text:p>
          </table:table-cell>
          <table:table-cell table:style-name="Default" office:value-type="float" office:value="1.91636540953282" calcext:value-type="float">
            <text:p>1.9163654095</text:p>
          </table:table-cell>
          <table:table-cell table:style-name="Default" office:value-type="float" office:value="1.92964940835086" calcext:value-type="float">
            <text:p>1.9296494084</text:p>
          </table:table-cell>
          <table:table-cell table:style-name="Default" office:value-type="float" office:value="2.11240761246962" calcext:value-type="float">
            <text:p>2.1124076125</text:p>
          </table:table-cell>
          <table:table-cell office:value-type="float" office:value="1.94869333330004" calcext:value-type="float">
            <text:p>1.9486933333</text:p>
          </table:table-cell>
          <table:table-cell table:style-name="Default" office:value-type="float" office:value="2.37245638138132" calcext:value-type="float">
            <text:p>2.3724563814</text:p>
          </table:table-cell>
          <table:table-cell table:style-name="Default" office:value-type="float" office:value="1.96514120172829" calcext:value-type="float">
            <text:p>1.9651412017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18754262538752" calcext:value-type="float">
            <text:p>3.1875426254</text:p>
          </table:table-cell>
          <table:table-cell table:style-name="Default" office:value-type="float" office:value="3.10565514513486" calcext:value-type="float">
            <text:p>3.1056551451</text:p>
          </table:table-cell>
          <table:table-cell table:style-name="Default" office:value-type="float" office:value="3.06189390363149" calcext:value-type="float">
            <text:p>3.0618939036</text:p>
          </table:table-cell>
          <table:table-cell table:style-name="Default" office:value-type="float" office:value="2.92983472006331" calcext:value-type="float">
            <text:p>2.9298347201</text:p>
          </table:table-cell>
          <table:table-cell table:style-name="Default" office:value-type="float" office:value="3.36486531356649" calcext:value-type="float">
            <text:p>3.3648653136</text:p>
          </table:table-cell>
          <table:table-cell office:value-type="float" office:value="3.09697200574215" calcext:value-type="float">
            <text:p>3.0969720057</text:p>
          </table:table-cell>
          <table:table-cell table:style-name="Default" office:value-type="float" office:value="2.82026575867739" calcext:value-type="float">
            <text:p>2.8202657587</text:p>
          </table:table-cell>
          <table:table-cell table:style-name="Default" office:value-type="float" office:value="2.8585482197187" calcext:value-type="float">
            <text:p>2.8585482197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0397462193827" calcext:value-type="float">
            <text:p>3.0397462194</text:p>
          </table:table-cell>
          <table:table-cell table:style-name="Default" office:value-type="float" office:value="3.075317877053" calcext:value-type="float">
            <text:p>3.0753178771</text:p>
          </table:table-cell>
          <table:table-cell table:style-name="Default" office:value-type="float" office:value="2.81190531237474" calcext:value-type="float">
            <text:p>2.8119053124</text:p>
          </table:table-cell>
          <table:table-cell table:style-name="Default" office:value-type="float" office:value="2.86941657598448" calcext:value-type="float">
            <text:p>2.869416576</text:p>
          </table:table-cell>
          <table:table-cell table:style-name="Default" office:value-type="float" office:value="3.01867899354641" calcext:value-type="float">
            <text:p>3.0186789935</text:p>
          </table:table-cell>
          <table:table-cell office:value-type="float" office:value="2.99273998538837" calcext:value-type="float">
            <text:p>2.9927399854</text:p>
          </table:table-cell>
          <table:table-cell table:style-name="Default" office:value-type="float" office:value="2.73004186210405" calcext:value-type="float">
            <text:p>2.7300418621</text:p>
          </table:table-cell>
          <table:table-cell table:style-name="Default" office:value-type="float" office:value="2.73842881627407" calcext:value-type="float">
            <text:p>2.7384288163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MB1_IN2_MHB3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908414999965" calcext:value-type="float">
            <text:p>3.908415</text:p>
          </table:table-cell>
          <table:table-cell table:style-name="Default" office:value-type="float" office:value="3.95102054860836" calcext:value-type="float">
            <text:p>3.9510205486</text:p>
          </table:table-cell>
          <table:table-cell table:style-name="Default" office:value-type="float" office:value="4.09386815282676" calcext:value-type="float">
            <text:p>4.0938681528</text:p>
          </table:table-cell>
          <table:table-cell table:style-name="Default" office:value-type="float" office:value="4.08611523050492" calcext:value-type="float">
            <text:p>4.0861152305</text:p>
          </table:table-cell>
          <table:table-cell table:style-name="Default" office:value-type="float" office:value="4.13828079846306" calcext:value-type="float">
            <text:p>4.1382807985</text:p>
          </table:table-cell>
          <table:table-cell office:value-type="float" office:value="4.1566462705927" calcext:value-type="float">
            <text:p>4.1566462706</text:p>
          </table:table-cell>
          <table:table-cell table:style-name="Default" office:value-type="float" office:value="4.161527062466" calcext:value-type="float">
            <text:p>4.1615270625</text:p>
          </table:table-cell>
          <table:table-cell table:style-name="Default" office:value-type="float" office:value="4.17291613355873" calcext:value-type="float">
            <text:p>4.172916133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office:value-type="float" office:value="2140.0" calcext:value-type="float">
            <text:p>214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7540731978159" calcext:value-type="float">
            <text:p>2.7540731978</text:p>
          </table:table-cell>
          <table:table-cell table:style-name="Default" office:value-type="float" office:value="2.76502967460609" calcext:value-type="float">
            <text:p>2.7650296746</text:p>
          </table:table-cell>
          <table:table-cell table:style-name="Default" office:value-type="float" office:value="2.60627891834749" calcext:value-type="float">
            <text:p>2.6062789183</text:p>
          </table:table-cell>
          <table:table-cell table:style-name="Default" office:value-type="float" office:value="2.60855390018622" calcext:value-type="float">
            <text:p>2.6085539002</text:p>
          </table:table-cell>
          <table:table-cell table:style-name="Default" office:value-type="float" office:value="2.85075119138831" calcext:value-type="float">
            <text:p>2.8507511914</text:p>
          </table:table-cell>
          <table:table-cell office:value-type="float" office:value="2.80258237495843" calcext:value-type="float">
            <text:p>2.802582375</text:p>
          </table:table-cell>
          <table:table-cell table:style-name="Default" office:value-type="float" office:value="2.58205898716113" calcext:value-type="float">
            <text:p>2.5820589872</text:p>
          </table:table-cell>
          <table:table-cell table:style-name="Default" office:value-type="float" office:value="2.75773757960183" calcext:value-type="float">
            <text:p>2.757737579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office:value-type="float" office:value="1960.0" calcext:value-type="float">
            <text:p>196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07232910891245" calcext:value-type="float">
            <text:p>2.0723291089</text:p>
          </table:table-cell>
          <table:table-cell table:style-name="Default" office:value-type="float" office:value="2.09769628871636" calcext:value-type="float">
            <text:p>2.0976962887</text:p>
          </table:table-cell>
          <table:table-cell table:style-name="Default" office:value-type="float" office:value="2.04844697555561" calcext:value-type="float">
            <text:p>2.0484469756</text:p>
          </table:table-cell>
          <table:table-cell table:style-name="Default" office:value-type="float" office:value="2.09837406653835" calcext:value-type="float">
            <text:p>2.0983740665</text:p>
          </table:table-cell>
          <table:table-cell table:style-name="Default" office:value-type="float" office:value="1.98380855962" calcext:value-type="float">
            <text:p>1.9838085596</text:p>
          </table:table-cell>
          <table:table-cell office:value-type="float" office:value="1.93158701975989" calcext:value-type="float">
            <text:p>1.9315870198</text:p>
          </table:table-cell>
          <table:table-cell table:style-name="Default" office:value-type="float" office:value="2.03706850952868" calcext:value-type="float">
            <text:p>2.0370685095</text:p>
          </table:table-cell>
          <table:table-cell table:style-name="Default" office:value-type="float" office:value="2.13462132731499" calcext:value-type="float">
            <text:p>2.1346213273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07682557017185" calcext:value-type="float">
            <text:p>3.0768255702</text:p>
          </table:table-cell>
          <table:table-cell table:style-name="Default" office:value-type="float" office:value="3.02864332648164" calcext:value-type="float">
            <text:p>3.0286433265</text:p>
          </table:table-cell>
          <table:table-cell table:style-name="Default" office:value-type="float" office:value="2.14732642321901" calcext:value-type="float">
            <text:p>2.1473264232</text:p>
          </table:table-cell>
          <table:table-cell table:style-name="Default" office:value-type="float" office:value="2.55237219833473" calcext:value-type="float">
            <text:p>2.5523721983</text:p>
          </table:table-cell>
          <table:table-cell table:style-name="Default" office:value-type="float" office:value="2.98428705393865" calcext:value-type="float">
            <text:p>2.9842870539</text:p>
          </table:table-cell>
          <table:table-cell office:value-type="float" office:value="2.80127369692423" calcext:value-type="float">
            <text:p>2.8012736969</text:p>
          </table:table-cell>
          <table:table-cell table:style-name="Default" office:value-type="float" office:value="2.84286906290758" calcext:value-type="float">
            <text:p>2.8428690629</text:p>
          </table:table-cell>
          <table:table-cell table:style-name="Default" office:value-type="float" office:value="2.72797057709675" calcext:value-type="float">
            <text:p>2.727970577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MB2_IN2_MHB3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50035224885894" calcext:value-type="float">
            <text:p>3.5003522489</text:p>
          </table:table-cell>
          <table:table-cell table:style-name="Default" office:value-type="float" office:value="3.94680807911371" calcext:value-type="float">
            <text:p>3.9468080791</text:p>
          </table:table-cell>
          <table:table-cell table:style-name="Default" office:value-type="float" office:value="3.67713561388339" calcext:value-type="float">
            <text:p>3.6771356139</text:p>
          </table:table-cell>
          <table:table-cell table:style-name="Default" office:value-type="float" office:value="3.5941706122183" calcext:value-type="float">
            <text:p>3.5941706122</text:p>
          </table:table-cell>
          <table:table-cell table:style-name="Default" office:value-type="float" office:value="3.48667300372703" calcext:value-type="float">
            <text:p>3.4866730037</text:p>
          </table:table-cell>
          <table:table-cell office:value-type="float" office:value="3.81665119101422" calcext:value-type="float">
            <text:p>3.816651191</text:p>
          </table:table-cell>
          <table:table-cell table:style-name="Default" office:value-type="float" office:value="3.26098142765926" calcext:value-type="float">
            <text:p>3.2609814277</text:p>
          </table:table-cell>
          <table:table-cell table:style-name="Default" office:value-type="float" office:value="3.54839697141468" calcext:value-type="float">
            <text:p>3.5483969714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office:value-type="float" office:value="1900.0" calcext:value-type="float">
            <text:p>190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93201676633458" calcext:value-type="float">
            <text:p>2.9320167663</text:p>
          </table:table-cell>
          <table:table-cell table:style-name="Default" office:value-type="float" office:value="2.95600646389728" calcext:value-type="float">
            <text:p>2.9560064639</text:p>
          </table:table-cell>
          <table:table-cell table:style-name="Default" office:value-type="float" office:value="3.13400027241317" calcext:value-type="float">
            <text:p>3.1340002724</text:p>
          </table:table-cell>
          <table:table-cell table:style-name="Default" office:value-type="float" office:value="3.27753906309658" calcext:value-type="float">
            <text:p>3.2775390631</text:p>
          </table:table-cell>
          <table:table-cell table:style-name="Default" office:value-type="float" office:value="3.22167074198365" calcext:value-type="float">
            <text:p>3.221670742</text:p>
          </table:table-cell>
          <table:table-cell office:value-type="float" office:value="3.20250966164328" calcext:value-type="float">
            <text:p>3.2025096616</text:p>
          </table:table-cell>
          <table:table-cell table:style-name="Default" office:value-type="float" office:value="2.97869118358458" calcext:value-type="float">
            <text:p>2.9786911836</text:p>
          </table:table-cell>
          <table:table-cell table:style-name="Default" office:value-type="float" office:value="3.16058589540379" calcext:value-type="float">
            <text:p>3.1605858954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MUX_IN1_MHB3_OUT_B23</text:p>
          </table:table-cell>
          <table:table-cell office:value-type="float" office:value="2190.0" calcext:value-type="float">
            <text:p>219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56670502709211" calcext:value-type="float">
            <text:p>3.5667050271</text:p>
          </table:table-cell>
          <table:table-cell table:style-name="Default" office:value-type="float" office:value="3.51498371764386" calcext:value-type="float">
            <text:p>3.5149837176</text:p>
          </table:table-cell>
          <table:table-cell table:style-name="Default" office:value-type="float" office:value="3.44358528575944" calcext:value-type="float">
            <text:p>3.4435852858</text:p>
          </table:table-cell>
          <table:table-cell table:style-name="Default" office:value-type="float" office:value="3.40063495041156" calcext:value-type="float">
            <text:p>3.4006349504</text:p>
          </table:table-cell>
          <table:table-cell table:style-name="Default" office:value-type="float" office:value="3.48507823033816" calcext:value-type="float">
            <text:p>3.4850782303</text:p>
          </table:table-cell>
          <table:table-cell office:value-type="float" office:value="3.47903689782636" calcext:value-type="float">
            <text:p>3.4790368978</text:p>
          </table:table-cell>
          <table:table-cell table:style-name="Default" office:value-type="float" office:value="3.49528261829198" calcext:value-type="float">
            <text:p>3.4952826183</text:p>
          </table:table-cell>
          <table:table-cell table:style-name="Default" office:value-type="float" office:value="3.49677506536757" calcext:value-type="float">
            <text:p>3.4967750654</text:p>
          </table:table-cell>
          <table:table-cell/>
        </table:table-row>
        <table:table-row table:style-name="ro1">
          <table:table-cell table:style-name="ce15"/>
          <table:table-cell table:number-columns-repeated="7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7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3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5"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7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al_OutLossL" table:style-name="ta3">
        <table:table-column table:style-name="co14" table:default-cell-style-name="ce5"/>
        <table:table-column table:style-name="co12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14" table:default-cell-style-name="ce5"/>
        <table:table-column table:style-name="co3" table:default-cell-style-name="ce5"/>
        <table:table-column table:style-name="co3" table:default-cell-style-name="ce5"/>
        <table:table-row table:style-name="ro1">
          <table:table-cell table:style-name="ce19" office:value-type="string" calcext:value-type="string">
            <text:p>LB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Site1</text:p>
          </table:table-cell>
          <table:table-cell table:style-name="ce19" office:value-type="string" calcext:value-type="string">
            <text:p>Site2</text:p>
          </table:table-cell>
          <table:table-cell table:style-name="ce19" office:value-type="string" calcext:value-type="string">
            <text:p>Site3</text:p>
          </table:table-cell>
          <table:table-cell table:style-name="ce19" office:value-type="string" calcext:value-type="string">
            <text:p>Site4</text:p>
          </table:table-cell>
          <table:table-cell table:style-name="ce19" office:value-type="string" calcext:value-type="string">
            <text:p>Site5</text:p>
          </table:table-cell>
          <table:table-cell table:style-name="ce19" office:value-type="string" calcext:value-type="string">
            <text:p>Site6</text:p>
          </table:table-cell>
          <table:table-cell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 table:style-name="ce19"/>
          <table:table-cell/>
          <table:table-cell table:style-name="ce19"/>
          <table:table-cell table:number-columns-repeated="6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1_MHB1_OUT_B41</text:p>
          </table:table-cell>
          <table:table-cell office:value-type="float" office:value="2593.0" calcext:value-type="float">
            <text:p>2593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31650028088482" calcext:value-type="float">
            <text:p>2.3165002809</text:p>
          </table:table-cell>
          <table:table-cell table:style-name="Default" office:value-type="float" office:value="2.29826177633753" calcext:value-type="float">
            <text:p>2.2982617763</text:p>
          </table:table-cell>
          <table:table-cell table:style-name="Default" office:value-type="float" office:value="2.33673480604426" calcext:value-type="float">
            <text:p>2.336734806</text:p>
          </table:table-cell>
          <table:table-cell table:style-name="Default" office:value-type="float" office:value="2.29130234567258" calcext:value-type="float">
            <text:p>2.2913023457</text:p>
          </table:table-cell>
          <table:table-cell table:style-name="Default" office:value-type="float" office:value="2.13992293378553" calcext:value-type="float">
            <text:p>2.1399229338</text:p>
          </table:table-cell>
          <table:table-cell office:value-type="float" office:value="1.85798550633279" calcext:value-type="float">
            <text:p>1.8579855063</text:p>
          </table:table-cell>
          <table:table-cell table:style-name="Default" office:value-type="float" office:value="1.94164595093035" calcext:value-type="float">
            <text:p>1.9416459509</text:p>
          </table:table-cell>
          <table:table-cell table:style-name="Default" office:value-type="float" office:value="1.84288903028897" calcext:value-type="float">
            <text:p>1.8428890303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1_IN2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17688967851477" calcext:value-type="float">
            <text:p>3.1768896785</text:p>
          </table:table-cell>
          <table:table-cell table:style-name="Default" office:value-type="float" office:value="3.12224840186381" calcext:value-type="float">
            <text:p>3.1222484019</text:p>
          </table:table-cell>
          <table:table-cell table:style-name="Default" office:value-type="float" office:value="3.10645293517591" calcext:value-type="float">
            <text:p>3.1064529352</text:p>
          </table:table-cell>
          <table:table-cell table:style-name="Default" office:value-type="float" office:value="3.16867303279176" calcext:value-type="float">
            <text:p>3.1686730328</text:p>
          </table:table-cell>
          <table:table-cell table:style-name="Default" office:value-type="float" office:value="3.09469156966612" calcext:value-type="float">
            <text:p>3.0946915697</text:p>
          </table:table-cell>
          <table:table-cell office:value-type="float" office:value="3.02219687010839" calcext:value-type="float">
            <text:p>3.0221968701</text:p>
          </table:table-cell>
          <table:table-cell table:style-name="Default" office:value-type="float" office:value="3.36585129189117" calcext:value-type="float">
            <text:p>3.3658512919</text:p>
          </table:table-cell>
          <table:table-cell table:style-name="Default" office:value-type="float" office:value="2.92048655687267" calcext:value-type="float">
            <text:p>2.9204865569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office:value-type="float" office:value="2595.0" calcext:value-type="float">
            <text:p>259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08921977621325" calcext:value-type="float">
            <text:p>2.0892197762</text:p>
          </table:table-cell>
          <table:table-cell table:style-name="Default" office:value-type="float" office:value="1.8922938600046" calcext:value-type="float">
            <text:p>1.89229386</text:p>
          </table:table-cell>
          <table:table-cell table:style-name="Default" office:value-type="float" office:value="1.91736373161692" calcext:value-type="float">
            <text:p>1.9173637316</text:p>
          </table:table-cell>
          <table:table-cell table:style-name="Default" office:value-type="float" office:value="1.97594883778044" calcext:value-type="float">
            <text:p>1.9759488378</text:p>
          </table:table-cell>
          <table:table-cell table:style-name="Default" office:value-type="float" office:value="1.79340105795698" calcext:value-type="float">
            <text:p>1.793401058</text:p>
          </table:table-cell>
          <table:table-cell office:value-type="float" office:value="1.57367273137961" calcext:value-type="float">
            <text:p>1.5736727314</text:p>
          </table:table-cell>
          <table:table-cell table:style-name="Default" office:value-type="float" office:value="1.80549018012305" calcext:value-type="float">
            <text:p>1.8054901801</text:p>
          </table:table-cell>
          <table:table-cell table:style-name="Default" office:value-type="float" office:value="1.65347412879741" calcext:value-type="float">
            <text:p>1.6534741288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16263881892808" calcext:value-type="float">
            <text:p>3.1626388189</text:p>
          </table:table-cell>
          <table:table-cell table:style-name="Default" office:value-type="float" office:value="3.04105289221102" calcext:value-type="float">
            <text:p>3.0410528922</text:p>
          </table:table-cell>
          <table:table-cell table:style-name="Default" office:value-type="float" office:value="3.44110341229924" calcext:value-type="float">
            <text:p>3.4411034123</text:p>
          </table:table-cell>
          <table:table-cell table:style-name="Default" office:value-type="float" office:value="3.48623606090049" calcext:value-type="float">
            <text:p>3.4862360609</text:p>
          </table:table-cell>
          <table:table-cell table:style-name="Default" office:value-type="float" office:value="3.23797185122384" calcext:value-type="float">
            <text:p>3.2379718512</text:p>
          </table:table-cell>
          <table:table-cell table:style-name="ce15" office:value-type="float" office:value="3.26053880543521" calcext:value-type="float">
            <text:p>3.2605388054</text:p>
          </table:table-cell>
          <table:table-cell table:style-name="Default" office:value-type="float" office:value="3.51183878335848" calcext:value-type="float">
            <text:p>3.5118387834</text:p>
          </table:table-cell>
          <table:table-cell table:style-name="Default" office:value-type="float" office:value="3.4450628466142" calcext:value-type="float">
            <text:p>3.445062846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office:value-type="float" office:value="881.5" calcext:value-type="float">
            <text:p>881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8924148750162" calcext:value-type="float">
            <text:p>1.9892414875</text:p>
          </table:table-cell>
          <table:table-cell table:style-name="Default" office:value-type="float" office:value="2.13205551624242" calcext:value-type="float">
            <text:p>2.1320555162</text:p>
          </table:table-cell>
          <table:table-cell table:style-name="Default" office:value-type="float" office:value="1.71535790946165" calcext:value-type="float">
            <text:p>1.7153579095</text:p>
          </table:table-cell>
          <table:table-cell table:style-name="Default" office:value-type="float" office:value="1.75316114691514" calcext:value-type="float">
            <text:p>1.7531611469</text:p>
          </table:table-cell>
          <table:table-cell table:style-name="Default" office:value-type="float" office:value="2.27140382503113" calcext:value-type="float">
            <text:p>2.271403825</text:p>
          </table:table-cell>
          <table:table-cell table:style-name="ce15" office:value-type="float" office:value="1.96385885991439" calcext:value-type="float">
            <text:p>1.9638588599</text:p>
          </table:table-cell>
          <table:table-cell table:style-name="Default" office:value-type="float" office:value="2.38514601382265" calcext:value-type="float">
            <text:p>2.3851460138</text:p>
          </table:table-cell>
          <table:table-cell table:style-name="Default" office:value-type="float" office:value="1.59370106503971" calcext:value-type="float">
            <text:p>1.593701065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office:value-type="float" office:value="780.5" calcext:value-type="float">
            <text:p>780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05879268767045" calcext:value-type="float">
            <text:p>2.0587926877</text:p>
          </table:table-cell>
          <table:table-cell table:style-name="Default" office:value-type="float" office:value="2.07097776030557" calcext:value-type="float">
            <text:p>2.0709777603</text:p>
          </table:table-cell>
          <table:table-cell table:style-name="Default" office:value-type="float" office:value="2.02336863626457" calcext:value-type="float">
            <text:p>2.0233686363</text:p>
          </table:table-cell>
          <table:table-cell table:style-name="Default" office:value-type="float" office:value="1.94876219224969" calcext:value-type="float">
            <text:p>1.9487621922</text:p>
          </table:table-cell>
          <table:table-cell table:style-name="Default" office:value-type="float" office:value="1.78598477677778" calcext:value-type="float">
            <text:p>1.7859847768</text:p>
          </table:table-cell>
          <table:table-cell table:style-name="ce15" office:value-type="float" office:value="1.79149572500472" calcext:value-type="float">
            <text:p>1.791495725</text:p>
          </table:table-cell>
          <table:table-cell table:style-name="Default" office:value-type="float" office:value="2.23159932700736" calcext:value-type="float">
            <text:p>2.231599327</text:p>
          </table:table-cell>
          <table:table-cell table:style-name="Default" office:value-type="float" office:value="1.65557051463808" calcext:value-type="float">
            <text:p>1.655570514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office:value-type="float" office:value="942.5" calcext:value-type="float">
            <text:p>9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8261832693168" calcext:value-type="float">
            <text:p>1.9826183269</text:p>
          </table:table-cell>
          <table:table-cell table:style-name="Default" office:value-type="float" office:value="2.10902140094206" calcext:value-type="float">
            <text:p>2.1090214009</text:p>
          </table:table-cell>
          <table:table-cell table:style-name="Default" office:value-type="float" office:value="1.47980983646172" calcext:value-type="float">
            <text:p>1.4798098365</text:p>
          </table:table-cell>
          <table:table-cell table:style-name="Default" office:value-type="float" office:value="1.54114100842763" calcext:value-type="float">
            <text:p>1.5411410084</text:p>
          </table:table-cell>
          <table:table-cell table:style-name="Default" office:value-type="float" office:value="1.9513504307019" calcext:value-type="float">
            <text:p>1.9513504307</text:p>
          </table:table-cell>
          <table:table-cell table:style-name="ce15" office:value-type="float" office:value="1.66678317809274" calcext:value-type="float">
            <text:p>1.6667831781</text:p>
          </table:table-cell>
          <table:table-cell table:style-name="Default" office:value-type="float" office:value="2.0257768259643" calcext:value-type="float">
            <text:p>2.025776826</text:p>
          </table:table-cell>
          <table:table-cell table:style-name="Default" office:value-type="float" office:value="1.30253925285202" calcext:value-type="float">
            <text:p>1.3025392529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office:value-type="float" office:value="751.0" calcext:value-type="float">
            <text:p>751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83492307362599" calcext:value-type="float">
            <text:p>1.8349230736</text:p>
          </table:table-cell>
          <table:table-cell table:style-name="Default" office:value-type="float" office:value="1.90687964656335" calcext:value-type="float">
            <text:p>1.9068796466</text:p>
          </table:table-cell>
          <table:table-cell table:style-name="Default" office:value-type="float" office:value="1.5817308259159" calcext:value-type="float">
            <text:p>1.5817308259</text:p>
          </table:table-cell>
          <table:table-cell table:style-name="Default" office:value-type="float" office:value="1.54230902430659" calcext:value-type="float">
            <text:p>1.5423090243</text:p>
          </table:table-cell>
          <table:table-cell table:style-name="Default" office:value-type="float" office:value="1.7873365522844" calcext:value-type="float">
            <text:p>1.7873365523</text:p>
          </table:table-cell>
          <table:table-cell table:style-name="ce15" office:value-type="float" office:value="1.70257023199546" calcext:value-type="float">
            <text:p>1.702570232</text:p>
          </table:table-cell>
          <table:table-cell table:style-name="Default" office:value-type="float" office:value="2.01918523058089" calcext:value-type="float">
            <text:p>2.0191852306</text:p>
          </table:table-cell>
          <table:table-cell table:style-name="Default" office:value-type="float" office:value="1.68721710736093" calcext:value-type="float">
            <text:p>1.6872171074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office:value-type="float" office:value="806.0" calcext:value-type="float">
            <text:p>806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90545749446165" calcext:value-type="float">
            <text:p>1.9054574945</text:p>
          </table:table-cell>
          <table:table-cell table:style-name="Default" office:value-type="float" office:value="1.91954741993718" calcext:value-type="float">
            <text:p>1.9195474199</text:p>
          </table:table-cell>
          <table:table-cell table:style-name="Default" office:value-type="float" office:value="1.95858607857767" calcext:value-type="float">
            <text:p>1.9585860786</text:p>
          </table:table-cell>
          <table:table-cell table:style-name="Default" office:value-type="float" office:value="1.96050477578519" calcext:value-type="float">
            <text:p>1.9605047758</text:p>
          </table:table-cell>
          <table:table-cell table:style-name="Default" office:value-type="float" office:value="2.1065523196916" calcext:value-type="float">
            <text:p>2.1065523197</text:p>
          </table:table-cell>
          <table:table-cell table:style-name="ce15" office:value-type="float" office:value="1.89597182746915" calcext:value-type="float">
            <text:p>1.8959718275</text:p>
          </table:table-cell>
          <table:table-cell table:style-name="Default" office:value-type="float" office:value="2.52956453556828" calcext:value-type="float">
            <text:p>2.5295645356</text:p>
          </table:table-cell>
          <table:table-cell table:style-name="Default" office:value-type="float" office:value="2.04097069401213" calcext:value-type="float">
            <text:p>2.040970694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01101326831658" calcext:value-type="float">
            <text:p>3.0110132683</text:p>
          </table:table-cell>
          <table:table-cell table:style-name="Default" office:value-type="float" office:value="2.85981573445535" calcext:value-type="float">
            <text:p>2.8598157345</text:p>
          </table:table-cell>
          <table:table-cell table:style-name="Default" office:value-type="float" office:value="2.86441315601031" calcext:value-type="float">
            <text:p>2.864413156</text:p>
          </table:table-cell>
          <table:table-cell table:style-name="Default" office:value-type="float" office:value="2.72007749154795" calcext:value-type="float">
            <text:p>2.7200774915</text:p>
          </table:table-cell>
          <table:table-cell table:style-name="Default" office:value-type="float" office:value="3.08880654716384" calcext:value-type="float">
            <text:p>3.0888065472</text:p>
          </table:table-cell>
          <table:table-cell table:style-name="ce15" office:value-type="float" office:value="2.82613428438329" calcext:value-type="float">
            <text:p>2.8261342844</text:p>
          </table:table-cell>
          <table:table-cell table:style-name="Default" office:value-type="float" office:value="2.59088899843015" calcext:value-type="float">
            <text:p>2.5908889984</text:p>
          </table:table-cell>
          <table:table-cell table:style-name="Default" office:value-type="float" office:value="2.62592063611082" calcext:value-type="float">
            <text:p>2.625920636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ce15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13545507246283" calcext:value-type="float">
            <text:p>3.1354550725</text:p>
          </table:table-cell>
          <table:table-cell table:style-name="Default" office:value-type="float" office:value="3.17290490849466" calcext:value-type="float">
            <text:p>3.1729049085</text:p>
          </table:table-cell>
          <table:table-cell table:style-name="Default" office:value-type="float" office:value="2.74684342029998" calcext:value-type="float">
            <text:p>2.7468434203</text:p>
          </table:table-cell>
          <table:table-cell table:style-name="Default" office:value-type="float" office:value="2.85745250643057" calcext:value-type="float">
            <text:p>2.8574525064</text:p>
          </table:table-cell>
          <table:table-cell table:style-name="Default" office:value-type="float" office:value="3.02739919077689" calcext:value-type="float">
            <text:p>3.0273991908</text:p>
          </table:table-cell>
          <table:table-cell table:style-name="ce15" office:value-type="float" office:value="3.00069520887345" calcext:value-type="float">
            <text:p>3.0006952089</text:p>
          </table:table-cell>
          <table:table-cell table:style-name="Default" office:value-type="float" office:value="2.66988969935021" calcext:value-type="float">
            <text:p>2.6698896994</text:p>
          </table:table-cell>
          <table:table-cell table:style-name="Default" office:value-type="float" office:value="2.72687547758226" calcext:value-type="float">
            <text:p>2.7268754776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office:value-type="float" office:value="2140.0" calcext:value-type="float">
            <text:p>214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47650739570318" calcext:value-type="float">
            <text:p>2.4765073957</text:p>
          </table:table-cell>
          <table:table-cell table:style-name="Default" office:value-type="float" office:value="2.47452398819754" calcext:value-type="float">
            <text:p>2.4745239882</text:p>
          </table:table-cell>
          <table:table-cell table:style-name="Default" office:value-type="float" office:value="2.39073362443666" calcext:value-type="float">
            <text:p>2.3907336244</text:p>
          </table:table-cell>
          <table:table-cell table:style-name="Default" office:value-type="float" office:value="2.40166957897035" calcext:value-type="float">
            <text:p>2.401669579</text:p>
          </table:table-cell>
          <table:table-cell table:style-name="Default" office:value-type="float" office:value="2.59950764750221" calcext:value-type="float">
            <text:p>2.5995076475</text:p>
          </table:table-cell>
          <table:table-cell office:value-type="float" office:value="2.57831201445498" calcext:value-type="float">
            <text:p>2.5783120145</text:p>
          </table:table-cell>
          <table:table-cell table:style-name="Default" office:value-type="float" office:value="2.39532713195522" calcext:value-type="float">
            <text:p>2.395327132</text:p>
          </table:table-cell>
          <table:table-cell table:style-name="Default" office:value-type="float" office:value="2.63146098985184" calcext:value-type="float">
            <text:p>2.6314609899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office:value-type="float" office:value="1960.0" calcext:value-type="float">
            <text:p>196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1.80445448122685" calcext:value-type="float">
            <text:p>1.8044544812</text:p>
          </table:table-cell>
          <table:table-cell table:style-name="Default" office:value-type="float" office:value="1.80332541514984" calcext:value-type="float">
            <text:p>1.8033254151</text:p>
          </table:table-cell>
          <table:table-cell table:style-name="Default" office:value-type="float" office:value="1.92401351465802" calcext:value-type="float">
            <text:p>1.9240135147</text:p>
          </table:table-cell>
          <table:table-cell table:style-name="Default" office:value-type="float" office:value="1.92134692468867" calcext:value-type="float">
            <text:p>1.9213469247</text:p>
          </table:table-cell>
          <table:table-cell table:style-name="Default" office:value-type="float" office:value="1.57988146925973" calcext:value-type="float">
            <text:p>1.5798814693</text:p>
          </table:table-cell>
          <table:table-cell office:value-type="float" office:value="1.48652702797561" calcext:value-type="float">
            <text:p>1.486527028</text:p>
          </table:table-cell>
          <table:table-cell table:style-name="Default" office:value-type="float" office:value="1.82024570553859" calcext:value-type="float">
            <text:p>1.8202457055</text:p>
          </table:table-cell>
          <table:table-cell table:style-name="Default" office:value-type="float" office:value="2.0075748438348" calcext:value-type="float">
            <text:p>2.0075748438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3.44804611570878" calcext:value-type="float">
            <text:p>3.4480461157</text:p>
          </table:table-cell>
          <table:table-cell table:style-name="Default" office:value-type="float" office:value="3.38032825218212" calcext:value-type="float">
            <text:p>3.3803282522</text:p>
          </table:table-cell>
          <table:table-cell table:style-name="Default" office:value-type="float" office:value="2.5351504539703" calcext:value-type="float">
            <text:p>2.535150454</text:p>
          </table:table-cell>
          <table:table-cell table:style-name="Default" office:value-type="float" office:value="3.08732311442546" calcext:value-type="float">
            <text:p>3.0873231144</text:p>
          </table:table-cell>
          <table:table-cell table:style-name="Default" office:value-type="float" office:value="3.382557200436" calcext:value-type="float">
            <text:p>3.3825572004</text:p>
          </table:table-cell>
          <table:table-cell office:value-type="float" office:value="3.19943608826552" calcext:value-type="float">
            <text:p>3.1994360883</text:p>
          </table:table-cell>
          <table:table-cell table:style-name="Default" office:value-type="float" office:value="3.44745246912942" calcext:value-type="float">
            <text:p>3.4474524691</text:p>
          </table:table-cell>
          <table:table-cell table:style-name="Default" office:value-type="float" office:value="3.31709146098104" calcext:value-type="float">
            <text:p>3.31709146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office:value-type="float" office:value="1900.0" calcext:value-type="float">
            <text:p>190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2.12018966163979" calcext:value-type="float">
            <text:p>2.1201896616</text:p>
          </table:table-cell>
          <table:table-cell table:style-name="Default" office:value-type="float" office:value="2.20127905171109" calcext:value-type="float">
            <text:p>2.2012790517</text:p>
          </table:table-cell>
          <table:table-cell table:style-name="Default" office:value-type="float" office:value="2.38704095465289" calcext:value-type="float">
            <text:p>2.3870409547</text:p>
          </table:table-cell>
          <table:table-cell table:style-name="Default" office:value-type="float" office:value="2.64132973207474" calcext:value-type="float">
            <text:p>2.6413297321</text:p>
          </table:table-cell>
          <table:table-cell table:style-name="Default" office:value-type="float" office:value="2.45377396875866" calcext:value-type="float">
            <text:p>2.4537739688</text:p>
          </table:table-cell>
          <table:table-cell office:value-type="float" office:value="2.45440566990732" calcext:value-type="float">
            <text:p>2.4544056699</text:p>
          </table:table-cell>
          <table:table-cell table:style-name="Default" office:value-type="float" office:value="2.20077865186919" calcext:value-type="float">
            <text:p>2.2007786519</text:p>
          </table:table-cell>
          <table:table-cell table:style-name="Default" office:value-type="float" office:value="2.51566597394424" calcext:value-type="float">
            <text:p>2.5156659739</text:p>
          </table:table-cell>
          <table:table-cell/>
        </table:table-row>
        <table:table-row table:style-name="ro1">
          <table:table-cell table:style-name="ce15"/>
          <table:table-cell table:number-columns-repeated="7"/>
          <table:table-cell table:style-name="Default"/>
          <table:table-cell table:number-columns-repeated="11"/>
        </table:table-row>
        <table:table-row table:style-name="ro1" table:number-rows-repeated="3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8">
          <table:table-cell table:style-name="ce15"/>
          <table:table-cell table:number-columns-repeated="2"/>
          <table:table-cell table:style-name="Default" table:number-columns-repeated="5"/>
          <table:table-cell table:style-name="ce15"/>
          <table:table-cell table:style-name="Default" table:number-columns-repeated="2"/>
          <table:table-cell table:number-columns-repeated="9"/>
        </table:table-row>
        <table:table-row table:style-name="ro1" table:number-rows-repeated="4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5"/>
          <table:table-cell table:number-columns-repeated="7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15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8">
          <table:table-cell table:number-columns-repeated="2"/>
          <table:table-cell table:style-name="ce20"/>
          <table:table-cell table:style-name="Default" table:number-columns-repeated="5"/>
          <table:table-cell table:style-name="ce15"/>
          <table:table-cell table:style-name="Default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20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number-columns-repeated="6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0"/>
          <table:table-cell table:number-columns-repeated="6"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style-name="ce20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0"/>
          <table:table-cell table:number-columns-repeated="6"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style-name="ce20"/>
          <table:table-cell table:number-columns-repeated="17"/>
        </table:table-row>
        <table:table-row table:style-name="ro1" table:number-rows-repeated="338">
          <table:table-cell table:number-columns-repeated="20"/>
        </table:table-row>
        <table:table-row table:style-name="ro1" table:number-rows-repeated="6">
          <table:table-cell table:style-name="Default" table:number-columns-repeated="14"/>
          <table:table-cell table:number-columns-repeated="6"/>
        </table:table-row>
        <table:table-row table:style-name="ro1">
          <table:table-cell table:style-name="Default" table:number-columns-repeated="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宋体1" svg:font-family="宋体1"/>
    <style:font-face style:name="宋体2" svg:font-family="宋体2"/>
    <style:font-face style:name="宋体3" svg:font-family="宋体" style:font-family-generic="modern"/>
    <style:font-face style:name="Calibri" svg:font-family="Calibri" style:font-family-generic="swiss"/>
    <style:font-face style:name="Liberation Sans12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2" number:min-integer-digits="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4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4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 style:data-style-name="N0">
      <style:table-cell-properties fo:background-color="transparent" style:vertical-align="middle"/>
      <style:text-properties fo:color="#000000" style:font-name="宋体1" fo:font-family="宋体1" fo:font-size="11pt" style:font-name-asian="宋体1" style:font-family-asian="宋体1" style:font-size-asian="11pt" style:font-name-complex="宋体1" style:font-family-complex="宋体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强调文字颜色_20_1_20_2" style:display-name="20% - 强调文字颜色 1 2" style:family="table-cell" style:parent-style-name="Default" style:data-style-name="N0">
      <style:table-cell-properties fo:background-color="#dbe5f1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2_20_2" style:display-name="20% - 强调文字颜色 2 2" style:family="table-cell" style:parent-style-name="Default" style:data-style-name="N0">
      <style:table-cell-properties fo:background-color="#f2ddd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3_20_2" style:display-name="20% - 强调文字颜色 3 2" style:family="table-cell" style:parent-style-name="Default" style:data-style-name="N0">
      <style:table-cell-properties fo:background-color="#eaf1dd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4_20_2" style:display-name="20% - 强调文字颜色 4 2" style:family="table-cell" style:parent-style-name="Default" style:data-style-name="N0">
      <style:table-cell-properties fo:background-color="#e5e0e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5_20_2" style:display-name="20% - 强调文字颜色 5 2" style:family="table-cell" style:parent-style-name="Default" style:data-style-name="N0">
      <style:table-cell-properties fo:background-color="#dbeef3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6_20_2" style:display-name="20% - 强调文字颜色 6 2" style:family="table-cell" style:parent-style-name="Default" style:data-style-name="N0">
      <style:table-cell-properties fo:background-color="#fde9d9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1_20_2" style:display-name="40% - 强调文字颜色 1 2" style:family="table-cell" style:parent-style-name="Default" style:data-style-name="N0">
      <style:table-cell-properties fo:background-color="#b8cce4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2_20_2" style:display-name="40% - 强调文字颜色 2 2" style:family="table-cell" style:parent-style-name="Default" style:data-style-name="N0">
      <style:table-cell-properties fo:background-color="#e6b9b8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3_20_2" style:display-name="40% - 强调文字颜色 3 2" style:family="table-cell" style:parent-style-name="Default" style:data-style-name="N0">
      <style:table-cell-properties fo:background-color="#d7e4b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4_20_2" style:display-name="40% - 强调文字颜色 4 2" style:family="table-cell" style:parent-style-name="Default" style:data-style-name="N0">
      <style:table-cell-properties fo:background-color="#ccc0da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5_20_2" style:display-name="40% - 强调文字颜色 5 2" style:family="table-cell" style:parent-style-name="Default" style:data-style-name="N0">
      <style:table-cell-properties fo:background-color="#b6dde8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6_20_2" style:display-name="40% - 强调文字颜色 6 2" style:family="table-cell" style:parent-style-name="Default" style:data-style-name="N0">
      <style:table-cell-properties fo:background-color="#fcd5b4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6_0_25__20_-_20_强调文字颜色_20_1" style:display-name="60% - 强调文字颜色 1" style:family="table-cell" style:parent-style-name="Default" style:data-style-name="N0">
      <style:table-cell-properties fo:background-color="#95b3d7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2" style:display-name="60% - 强调文字颜色 2" style:family="table-cell" style:parent-style-name="Default" style:data-style-name="N0">
      <style:table-cell-properties fo:background-color="#d99795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3" style:display-name="60% - 强调文字颜色 3" style:family="table-cell" style:parent-style-name="Default" style:data-style-name="N0">
      <style:table-cell-properties fo:background-color="#c2d69a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4" style:display-name="60% - 强调文字颜色 4" style:family="table-cell" style:parent-style-name="Default" style:data-style-name="N0">
      <style:table-cell-properties fo:background-color="#b2a1c7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5" style:display-name="60% - 强调文字颜色 5" style:family="table-cell" style:parent-style-name="Default" style:data-style-name="N0">
      <style:table-cell-properties fo:background-color="#93cdd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6" style:display-name="60% - 强调文字颜色 6" style:family="table-cell" style:parent-style-name="Default" style:data-style-name="N0">
      <style:table-cell-properties fo:background-color="#fac090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Normal_20_2" style:display-name="Normal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标题" style:family="table-cell" style:parent-style-name="Default" style:data-style-name="N0">
      <style:table-cell-properties fo:background-color="transparent" style:vertical-align="middle"/>
      <style:text-properties fo:color="#1f497d" style:font-name="宋体" fo:font-family="宋体" fo:font-size="18pt" fo:font-weight="bold" style:font-name-asian="宋体" style:font-family-asian="宋体" style:font-size-asian="18pt" style:font-weight-asian="bold" style:font-name-complex="宋体" style:font-family-complex="宋体" style:font-size-complex="18pt" style:font-weight-complex="bold"/>
    </style:style>
    <style:style style:name="标题_20_1" style:display-name="标题 1" style:family="table-cell" style:parent-style-name="Default" style:data-style-name="N0">
      <style:table-cell-properties fo:border-bottom="2.01pt solid #4f81bd" fo:background-color="transparent" fo:border-left="none" fo:border-right="none" fo:border-top="none" style:vertical-align="middle"/>
      <style:text-properties fo:color="#1f497d" style:font-name="宋体2" fo:font-family="宋体2" fo:font-size="15pt" fo:font-weight="bold" style:font-name-asian="宋体2" style:font-family-asian="宋体2" style:font-size-asian="15pt" style:font-weight-asian="bold" style:font-name-complex="宋体2" style:font-family-complex="宋体2" style:font-size-complex="15pt" style:font-weight-complex="bold"/>
    </style:style>
    <style:style style:name="标题_20_2" style:display-name="标题 2" style:family="table-cell" style:parent-style-name="Default" style:data-style-name="N0">
      <style:table-cell-properties fo:border-bottom="2.01pt solid #a8c0de" fo:background-color="transparent" fo:border-left="none" fo:border-right="none" fo:border-top="none" style:vertical-align="middle"/>
      <style:text-properties fo:color="#1f497d" style:font-name="宋体2" fo:font-family="宋体2" fo:font-size="13pt" fo:font-weight="bold" style:font-name-asian="宋体2" style:font-family-asian="宋体2" style:font-size-asian="13pt" style:font-weight-asian="bold" style:font-name-complex="宋体2" style:font-family-complex="宋体2" style:font-size-complex="13pt" style:font-weight-complex="bold"/>
    </style:style>
    <style:style style:name="标题_20_3" style:display-name="标题 3" style:family="table-cell" style:parent-style-name="Default" style:data-style-name="N0">
      <style:table-cell-properties fo:border-bottom="2.01pt solid #95b3d7" fo:background-color="transparent" fo:border-left="none" fo:border-right="none" fo:border-top="none" style:vertical-align="middle"/>
      <style:text-properties fo:color="#1f497d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标题_20_4" style:display-name="标题 4" style:family="table-cell" style:parent-style-name="Default" style:data-style-name="N0">
      <style:table-cell-properties fo:background-color="transparent" style:vertical-align="middle"/>
      <style:text-properties fo:color="#1f497d" style:font-name="宋体" fo:font-family="宋体" fo:font-weight="bold" style:font-name-asian="宋体" style:font-family-asian="宋体" style:font-weight-asian="bold" style:font-name-complex="宋体" style:font-family-complex="宋体" style:font-weight-complex="bold"/>
    </style:style>
    <style:style style:name="差" style:family="table-cell" style:parent-style-name="Default" style:data-style-name="N0">
      <style:table-cell-properties fo:background-color="#ffc7ce" style:vertical-align="middle"/>
      <style:text-properties fo:color="#9c0006" style:font-name="宋体" fo:font-family="宋体" style:font-name-asian="宋体" style:font-family-asian="宋体" style:font-name-complex="宋体" style:font-family-complex="宋体"/>
    </style:style>
    <style:style style:name="常规_20_13" style:display-name="常规 13" style:family="table-cell" style:parent-style-name="Default" style:data-style-name="N0">
      <style:table-cell-properties fo:background-color="transparent" style:vertical-align="automatic"/>
      <style:text-properties style:font-name="宋体" fo:font-family="宋体" style:font-name-asian="宋体" style:font-family-asian="宋体" style:font-name-complex="宋体" style:font-family-complex="宋体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" style:display-name="常规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" style:display-name="常规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" style:display-name="常规 4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常规_20_5" style:display-name="常规 5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" style:display-name="常规 8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好" style:family="table-cell" style:parent-style-name="Default" style:data-style-name="N0">
      <style:table-cell-properties fo:background-color="#c6efce" style:vertical-align="middle"/>
      <style:text-properties fo:color="#006100" style:font-name="宋体" fo:font-family="宋体" style:font-name-asian="宋体" style:font-family-asian="宋体" style:font-name-complex="宋体" style:font-family-complex="宋体"/>
    </style:style>
    <style:style style:name="汇总" style:family="table-cell" style:parent-style-name="Default" style:data-style-name="N0">
      <style:table-cell-properties fo:border-bottom="0.06pt solid #4f81bd" fo:background-color="transparent" fo:border-left="none" fo:border-right="none" fo:border-top="0.06pt solid #4f81bd" style:vertical-align="middle"/>
      <style:text-properties style:font-name="宋体" fo:font-family="宋体" fo:font-weight="bold" style:font-name-asian="宋体" style:font-family-asian="宋体" style:font-weight-asian="bold" style:font-name-complex="宋体" style:font-family-complex="宋体" style:font-weight-complex="bold"/>
    </style:style>
    <style:style style:name="计算" style:family="table-cell" style:parent-style-name="Default" style:data-style-name="N0">
      <style:table-cell-properties fo:background-color="#f2f2f2" fo:border="0.06pt solid #7f7f7f" style:vertical-align="middle"/>
      <style:text-properties fo:color="#fa7d00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检查单元格" style:family="table-cell" style:parent-style-name="Default" style:data-style-name="N0">
      <style:table-cell-properties fo:background-color="#a5a5a5" fo:border="0.06pt solid #3f3f3f" style:vertical-align="middle"/>
      <style:text-properties fo:color="#ffffff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解释性文本" style:family="table-cell" style:parent-style-name="Default" style:data-style-name="N0">
      <style:table-cell-properties fo:background-color="transparent" style:vertical-align="middle"/>
      <style:text-properties fo:color="#7f7f7f" style:font-name="宋体" fo:font-family="宋体" fo:font-style="italic" style:font-name-asian="宋体" style:font-family-asian="宋体" style:font-style-asian="italic" style:font-name-complex="宋体" style:font-family-complex="宋体" style:font-style-complex="italic"/>
    </style:style>
    <style:style style:name="警告文本" style:family="table-cell" style:parent-style-name="Default" style:data-style-name="N0">
      <style:table-cell-properties fo:background-color="transparent" style:vertical-align="middle"/>
      <style:text-properties fo:color="#ff0000" style:font-name="宋体" fo:font-family="宋体" style:font-name-asian="宋体" style:font-family-asian="宋体" style:font-name-complex="宋体" style:font-family-complex="宋体"/>
    </style:style>
    <style:style style:name="链接单元格" style:family="table-cell" style:parent-style-name="Default" style:data-style-name="N0">
      <style:table-cell-properties fo:border-bottom="0.06pt solid #ff8001" fo:background-color="transparent" fo:border-left="none" fo:border-right="none" fo:border-top="none" style:vertical-align="middle"/>
      <style:text-properties fo:color="#fa7d00" style:font-name="宋体" fo:font-family="宋体" style:font-name-asian="宋体" style:font-family-asian="宋体" style:font-name-complex="宋体" style:font-family-complex="宋体"/>
    </style:style>
    <style:style style:name="强调文字颜色_20_1" style:display-name="强调文字颜色 1" style:family="table-cell" style:parent-style-name="Default" style:data-style-name="N0">
      <style:table-cell-properties fo:background-color="#4f81b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2" style:display-name="强调文字颜色 2" style:family="table-cell" style:parent-style-name="Default" style:data-style-name="N0">
      <style:table-cell-properties fo:background-color="#c0504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3" style:display-name="强调文字颜色 3" style:family="table-cell" style:parent-style-name="Default" style:data-style-name="N0">
      <style:table-cell-properties fo:background-color="#9bbb59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4" style:display-name="强调文字颜色 4" style:family="table-cell" style:parent-style-name="Default" style:data-style-name="N0">
      <style:table-cell-properties fo:background-color="#8064a2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5" style:display-name="强调文字颜色 5" style:family="table-cell" style:parent-style-name="Default" style:data-style-name="N0">
      <style:table-cell-properties fo:background-color="#4bacc6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6" style:display-name="强调文字颜色 6" style:family="table-cell" style:parent-style-name="Default" style:data-style-name="N0">
      <style:table-cell-properties fo:background-color="#f79646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适中" style:family="table-cell" style:parent-style-name="Default" style:data-style-name="N0">
      <style:table-cell-properties fo:background-color="#ffeb9c" style:vertical-align="middle"/>
      <style:text-properties fo:color="#9c6500" style:font-name="宋体" fo:font-family="宋体" style:font-name-asian="宋体" style:font-family-asian="宋体" style:font-name-complex="宋体" style:font-family-complex="宋体"/>
    </style:style>
    <style:style style:name="输出" style:family="table-cell" style:parent-style-name="Default" style:data-style-name="N0">
      <style:table-cell-properties fo:background-color="#f2f2f2" fo:border="0.06pt solid #3f3f3f" style:vertical-align="middle"/>
      <style:text-properties fo:color="#3f3f3f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输入" style:family="table-cell" style:parent-style-name="Default" style:data-style-name="N0">
      <style:table-cell-properties fo:background-color="#ffcc99" fo:border="0.06pt solid #7f7f7f" style:vertical-align="middle"/>
      <style:text-properties fo:color="#3f3f76" style:font-name="宋体" fo:font-family="宋体" style:font-name-asian="宋体" style:font-family-asian="宋体" style:font-name-complex="宋体" style:font-family-complex="宋体"/>
    </style:style>
    <style:style style:name="注释_20_2" style:display-name="注释 2" style:family="table-cell" style:parent-style-name="Default" style:data-style-name="N0">
      <style:table-cell-properties fo:background-color="#ffffcc" fo:border="0.06pt solid #b2b2b2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0:30:34.977831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4rc2</meta:generator>
    <meta:initial-creator>Huang, Chenpeng</meta:initial-creator>
    <meta:creation-date>2017-03-09T02:45:54Z</meta:creation-date>
    <dc:date>2018-05-16T10:49:51.040201750</dc:date>
    <meta:editing-cycles>581</meta:editing-cycles>
    <meta:editing-duration>PT17H56M24S</meta:editing-duration>
    <meta:user-defined meta:name="_change"/>
    <meta:user-defined meta:name="_full-control"/>
    <meta:user-defined meta:name="_readonly"/>
    <meta:user-defined meta:name="sflag">1519273402</meta:user-defined>
  </office:meta>
</office:document-meta>
</file>